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7">
            <text:p>1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33">
            <text:p>3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75">
            <text:p>7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718">
            <text:p>171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135">
            <text:p>313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4490">
            <text:p>449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9">
            <text:p>2020-10-1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20 days">
            <text:p>20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11 - 1.15)">
            <text:p>(1.11 - 1.1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3">
            <text:p>1.1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number-columns-repeated="3" table:default-cell-style-name="Default"/>
        <table:table-column table:style-name="co13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765625">
            <text:p>0.0976562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6048889160156">
            <text:p>1.3604888916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43901937028795">
            <text:p>7.439019370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3.5">
            <text:p>13.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37704918032787">
            <text:p>0.0737704918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886320881483">
            <text:p>1.2688632088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875">
            <text:p>14.87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19791666666667">
            <text:p>0.0619791667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2445626085069">
            <text:p>1.2244562609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5266514544401">
            <text:p>11.526651454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0">
            <text:p>210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3.375">
            <text:p>3.3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60714285714286">
            <text:p>0.0160714286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5675625">
            <text:p>1.05675625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0225806451612903">
            <text:p>0.0225806452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08003163371488">
            <text:p>1.0800316337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31.0418017960905">
            <text:p>31.041801796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3.5">
            <text:p>13.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37704918032787">
            <text:p>0.0737704918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6886320881483">
            <text:p>1.2688632088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4.625">
            <text:p>14.6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30387931034483">
            <text:p>0.0630387931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842459915651">
            <text:p>1.2284245992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3386082418682">
            <text:p>11.338608241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0">
            <text:p>210</text:p>
          </table:table-cell>
          <table:table-cell office:value-type="float" office:value="8.75">
            <text:p>8.75</text:p>
          </table:table-cell>
          <table:table-cell office:value-type="float" office:value="14.625">
            <text:p>14.625</text:p>
          </table:table-cell>
          <table:table-cell office:value-type="float" office:value="3.375">
            <text:p>3.375</text:p>
          </table:table-cell>
          <table:table-cell office:value-type="float" office:value="0.150862068965517">
            <text:p>0.150862069</text:p>
          </table:table-cell>
          <table:table-cell office:value-type="float" office:value="0.149234693877551">
            <text:p>0.1492346939</text:p>
          </table:table-cell>
          <table:table-cell office:value-type="float" office:value="0.0160714285714286">
            <text:p>0.0160714286</text:p>
          </table:table-cell>
          <table:table-cell office:value-type="float" office:value="1.57262559453032">
            <text:p>1.5726255945</text:p>
          </table:table-cell>
          <table:table-cell office:value-type="float" office:value="1.56597257653061">
            <text:p>1.5659725765</text:p>
          </table:table-cell>
          <table:table-cell office:value-type="float" office:value="1.05675625">
            <text:p>1.05675625</text:p>
          </table:table-cell>
          <table:table-cell office:value-type="float" office:value="4.93303560640243">
            <text:p>4.9330356064</text:p>
          </table:table-cell>
          <table:table-cell office:value-type="float" office:value="4.98322020943401">
            <text:p>4.9832202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.375">
            <text:p>31.375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6688829787234">
            <text:p>0.1668882979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3869838232798">
            <text:p>1.6386983823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910220615052">
            <text:p>4.491022061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3.875">
            <text:p>53.87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49421296296296">
            <text:p>0.2494212963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1.99490806380744">
            <text:p>1.9949080638</text:p>
          </table:table-cell>
          <table:table-cell table:number-columns-repeated="2" office:value-type="float" office:value="0">
            <text:p>0</text:p>
          </table:table-cell>
          <table:table-cell office:value-type="float" office:value="3.11274332163187">
            <text:p>3.112743321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99">
            <text:p>299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3">
            <text:p>73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4147157190635">
            <text:p>0.2441471572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7134640552119">
            <text:p>1.9713464055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7302032187773">
            <text:p>3.173020321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68">
            <text:p>36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38586956521739">
            <text:p>0.1385869565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2269878308129">
            <text:p>1.5226987831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3406114433459">
            <text:p>5.340611443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06">
            <text:p>406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8.375">
            <text:p>48.37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9150246305419">
            <text:p>0.1191502463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4485155321046">
            <text:p>1.4448515532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15749398128907">
            <text:p>6.15749398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86">
            <text:p>586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3.25">
            <text:p>53.25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08703071672355">
            <text:p>0.0908703072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3423060402567">
            <text:p>1.334230604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7.96942350122317">
            <text:p>7.969423501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office:value-type="float" office:value="766">
            <text:p>766</text:p>
          </table:table-cell>
          <table:table-cell office:value-type="float" office:value="2.5">
            <text:p>2.5</text:p>
          </table:table-cell>
          <table:table-cell office:value-type="float" office:value="26.375">
            <text:p>26.375</text:p>
          </table:table-cell>
          <table:table-cell office:value-type="float" office:value="32.375">
            <text:p>32.375</text:p>
          </table:table-cell>
          <table:table-cell office:value-type="float" office:value="0.03125">
            <text:p>0.03125</text:p>
          </table:table-cell>
          <table:table-cell office:value-type="float" office:value="0.160823170731707">
            <text:p>0.1608231707</text:p>
          </table:table-cell>
          <table:table-cell office:value-type="float" office:value="0.0422650130548303">
            <text:p>0.0422650131</text:p>
          </table:table-cell>
          <table:table-cell office:value-type="float" office:value="1.1112890625">
            <text:p>1.1112890625</text:p>
          </table:table-cell>
          <table:table-cell office:value-type="float" office:value="1.61357471835961">
            <text:p>1.6135747184</text:p>
          </table:table-cell>
          <table:table-cell office:value-type="float" office:value="1.15142875509581">
            <text:p>1.1514287551</text:p>
          </table:table-cell>
          <table:table-cell office:value-type="float" office:value="22.5255059555446">
            <text:p>22.5255059555</text:p>
          </table:table-cell>
          <table:table-cell office:value-type="float" office:value="4.647958469338">
            <text:p>4.6479584693</text:p>
          </table:table-cell>
          <table:table-cell office:value-type="float" office:value="16.7442053845443">
            <text:p>16.744205384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7.375">
            <text:p>97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69938917975567">
            <text:p>0.169938918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5138951516619">
            <text:p>1.6513895152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41631332806042">
            <text:p>4.416313328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111">
            <text:p>1111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7.625">
            <text:p>97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78712871287129">
            <text:p>0.0878712871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2268337662974">
            <text:p>1.322683376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22991943087512">
            <text:p>8.229919430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29">
            <text:p>1329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10.5">
            <text:p>110.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31452219714071">
            <text:p>0.083145222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0455800765581">
            <text:p>1.3045580077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67854530559086">
            <text:p>8.678545305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094">
            <text:p>1094</text:p>
          </table:table-cell>
          <table:table-cell office:value-type="float" office:value="31">
            <text:p>31</text:p>
          </table:table-cell>
          <table:table-cell office:value-type="float" office:value="50.875">
            <text:p>50.875</text:p>
          </table:table-cell>
          <table:table-cell office:value-type="float" office:value="110.5">
            <text:p>110.5</text:p>
          </table:table-cell>
          <table:table-cell office:value-type="float" office:value="0.254098360655738">
            <text:p>0.2540983607</text:p>
          </table:table-cell>
          <table:table-cell office:value-type="float" office:value="0.14330985915493">
            <text:p>0.1433098592</text:p>
          </table:table-cell>
          <table:table-cell office:value-type="float" office:value="0.101005484460695">
            <text:p>0.1010054845</text:p>
          </table:table-cell>
          <table:table-cell office:value-type="float" office:value="2.01589357699543">
            <text:p>2.015893577</text:p>
          </table:table-cell>
          <table:table-cell office:value-type="float" office:value="1.54183842987502">
            <text:p>1.5418384299</text:p>
          </table:table-cell>
          <table:table-cell office:value-type="float" office:value="1.37351532707907">
            <text:p>1.3735153271</text:p>
          </table:table-cell>
          <table:table-cell office:value-type="float" office:value="3.06137594859294">
            <text:p>3.0613759486</text:p>
          </table:table-cell>
          <table:table-cell office:value-type="float" office:value="5.17554263454622">
            <text:p>5.1755426345</text:p>
          </table:table-cell>
          <table:table-cell office:value-type="float" office:value="7.20348706970727">
            <text:p>7.203487069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37">
            <text:p>1037</text:p>
          </table:table-cell>
          <table:table-cell office:value-type="float" office:value="34.75">
            <text:p>34.75</text:p>
          </table:table-cell>
          <table:table-cell office:value-type="float" office:value="57.125">
            <text:p>57.125</text:p>
          </table:table-cell>
          <table:table-cell office:value-type="float" office:value="84.5">
            <text:p>84.5</text:p>
          </table:table-cell>
          <table:table-cell office:value-type="float" office:value="0.224193548387097">
            <text:p>0.2241935484</text:p>
          </table:table-cell>
          <table:table-cell office:value-type="float" office:value="0.158680555555556">
            <text:p>0.1586805556</text:p>
          </table:table-cell>
          <table:table-cell office:value-type="float" office:value="0.0814850530376085">
            <text:p>0.081485053</text:p>
          </table:table-cell>
          <table:table-cell office:value-type="float" office:value="1.8831924037461">
            <text:p>1.8831924037</text:p>
          </table:table-cell>
          <table:table-cell office:value-type="float" office:value="1.60473380111883">
            <text:p>1.6047338011</text:p>
          </table:table-cell>
          <table:table-cell office:value-type="float" office:value="1.29821172081397">
            <text:p>1.2982117208</text:p>
          </table:table-cell>
          <table:table-cell office:value-type="float" office:value="3.42663289257146">
            <text:p>3.4266328926</text:p>
          </table:table-cell>
          <table:table-cell office:value-type="float" office:value="4.70626162552391">
            <text:p>4.7062616255</text:p>
          </table:table-cell>
          <table:table-cell office:value-type="float" office:value="8.84848268416485">
            <text:p>8.848482684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45">
            <text:p>1145</text:p>
          </table:table-cell>
          <table:table-cell office:value-type="float" office:value="35">
            <text:p>35</text:p>
          </table:table-cell>
          <table:table-cell office:value-type="float" office:value="81.25">
            <text:p>81.25</text:p>
          </table:table-cell>
          <table:table-cell office:value-type="float" office:value="102.5">
            <text:p>102.5</text:p>
          </table:table-cell>
          <table:table-cell office:value-type="float" office:value="0.196629213483146">
            <text:p>0.1966292135</text:p>
          </table:table-cell>
          <table:table-cell office:value-type="float" office:value="0.188953488372093">
            <text:p>0.1889534884</text:p>
          </table:table-cell>
          <table:table-cell office:value-type="float" office:value="0.0895196506550218">
            <text:p>0.0895196507</text:p>
          </table:table-cell>
          <table:table-cell office:value-type="float" office:value="1.76398182047721">
            <text:p>1.7639818205</text:p>
          </table:table-cell>
          <table:table-cell office:value-type="float" office:value="1.73131591400757">
            <text:p>1.731315914</text:p>
          </table:table-cell>
          <table:table-cell office:value-type="float" office:value="1.32902576228523">
            <text:p>1.3290257623</text:p>
          </table:table-cell>
          <table:table-cell office:value-type="float" office:value="3.86135884870175">
            <text:p>3.8613588487</text:p>
          </table:table-cell>
          <table:table-cell office:value-type="float" office:value="4.004929615966">
            <text:p>4.004929616</text:p>
          </table:table-cell>
          <table:table-cell office:value-type="float" office:value="8.08458302640934">
            <text:p>8.084583026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367">
            <text:p>136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0.5">
            <text:p>50.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69422092172641">
            <text:p>0.0369422092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197259683125">
            <text:p>1.1319725968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9.1074920195435">
            <text:p>19.107492019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419">
            <text:p>1419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100.75">
            <text:p>100.7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1000704721635">
            <text:p>0.0710007047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838302266482">
            <text:p>1.2583830227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1051512342346">
            <text:p>10.105151234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720">
            <text:p>720</text:p>
          </table:table-cell>
          <table:table-cell office:value-type="float" office:value="1741">
            <text:p>1741</text:p>
          </table:table-cell>
          <table:table-cell office:value-type="float" office:value="73.125">
            <text:p>73.125</text:p>
          </table:table-cell>
          <table:table-cell office:value-type="float" office:value="69.25">
            <text:p>69.25</text:p>
          </table:table-cell>
          <table:table-cell office:value-type="float" office:value="137.5">
            <text:p>137.5</text:p>
          </table:table-cell>
          <table:table-cell office:value-type="float" office:value="0.220256024096386">
            <text:p>0.2202560241</text:p>
          </table:table-cell>
          <table:table-cell office:value-type="float" office:value="0.0961805555555556">
            <text:p>0.0961805556</text:p>
          </table:table-cell>
          <table:table-cell office:value-type="float" office:value="0.0789775990809879">
            <text:p>0.0789775991</text:p>
          </table:table-cell>
          <table:table-cell office:value-type="float" office:value="1.86598100799281">
            <text:p>1.865981008</text:p>
          </table:table-cell>
          <table:table-cell office:value-type="float" office:value="1.35476331500772">
            <text:p>1.354763315</text:p>
          </table:table-cell>
          <table:table-cell office:value-type="float" office:value="1.28864702065039">
            <text:p>1.2886470207</text:p>
          </table:table-cell>
          <table:table-cell office:value-type="float" office:value="3.48208966671044">
            <text:p>3.4820896667</text:p>
          </table:table-cell>
          <table:table-cell office:value-type="float" office:value="7.54799872494657">
            <text:p>7.5479987249</text:p>
          </table:table-cell>
          <table:table-cell office:value-type="float" office:value="9.11868685005091">
            <text:p>9.118686850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08">
            <text:p>708</text:p>
          </table:table-cell>
          <table:table-cell office:value-type="float" office:value="1584">
            <text:p>1584</text:p>
          </table:table-cell>
          <table:table-cell office:value-type="float" office:value="64.75">
            <text:p>64.75</text:p>
          </table:table-cell>
          <table:table-cell office:value-type="float" office:value="117.5">
            <text:p>117.5</text:p>
          </table:table-cell>
          <table:table-cell office:value-type="float" office:value="183.75">
            <text:p>183.75</text:p>
          </table:table-cell>
          <table:table-cell office:value-type="float" office:value="0.186063218390805">
            <text:p>0.1860632184</text:p>
          </table:table-cell>
          <table:table-cell office:value-type="float" office:value="0.165960451977401">
            <text:p>0.165960452</text:p>
          </table:table-cell>
          <table:table-cell office:value-type="float" office:value="0.116003787878788">
            <text:p>0.1160037879</text:p>
          </table:table-cell>
          <table:table-cell office:value-type="float" office:value="1.71907552599419">
            <text:p>1.719075526</text:p>
          </table:table-cell>
          <table:table-cell office:value-type="float" office:value="1.63484561029717">
            <text:p>1.6348456103</text:p>
          </table:table-cell>
          <table:table-cell office:value-type="float" office:value="1.43238874002812">
            <text:p>1.43238874</text:p>
          </table:table-cell>
          <table:table-cell office:value-type="float" office:value="4.06205340535921">
            <text:p>4.0620534054</text:p>
          </table:table-cell>
          <table:table-cell office:value-type="float" office:value="4.51428841470968">
            <text:p>4.5142884147</text:p>
          </table:table-cell>
          <table:table-cell office:value-type="float" office:value="6.31544682180238">
            <text:p>6.315446821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6">
            <text:p>816</text:p>
          </table:table-cell>
          <table:table-cell office:value-type="float" office:value="2108">
            <text:p>2108</text:p>
          </table:table-cell>
          <table:table-cell office:value-type="float" office:value="13.75">
            <text:p>13.75</text:p>
          </table:table-cell>
          <table:table-cell office:value-type="float" office:value="79.25">
            <text:p>79.25</text:p>
          </table:table-cell>
          <table:table-cell office:value-type="float" office:value="164.75">
            <text:p>164.75</text:p>
          </table:table-cell>
          <table:table-cell office:value-type="float" office:value="0.0376712328767123">
            <text:p>0.0376712329</text:p>
          </table:table-cell>
          <table:table-cell office:value-type="float" office:value="0.0971200980392157">
            <text:p>0.097120098</text:p>
          </table:table-cell>
          <table:table-cell office:value-type="float" office:value="0.0781546489563567">
            <text:p>0.078154649</text:p>
          </table:table-cell>
          <table:table-cell office:value-type="float" office:value="1.13463079376994">
            <text:p>1.1346307938</text:p>
          </table:table-cell>
          <table:table-cell office:value-type="float" office:value="1.35840767748582">
            <text:p>1.3584076775</text:p>
          </table:table-cell>
          <table:table-cell office:value-type="float" office:value="1.28551324368809">
            <text:p>1.2855132437</text:p>
          </table:table-cell>
          <table:table-cell office:value-type="float" office:value="18.7443446228369">
            <text:p>18.7443446228</text:p>
          </table:table-cell>
          <table:table-cell office:value-type="float" office:value="7.47823116732086">
            <text:p>7.4782311673</text:p>
          </table:table-cell>
          <table:table-cell office:value-type="float" office:value="9.21114543463958">
            <text:p>9.211145434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32">
            <text:p>832</text:p>
          </table:table-cell>
          <table:table-cell office:value-type="float" office:value="2340">
            <text:p>2340</text:p>
          </table:table-cell>
          <table:table-cell office:value-type="float" office:value="50.5">
            <text:p>50.5</text:p>
          </table:table-cell>
          <table:table-cell office:value-type="float" office:value="321.25">
            <text:p>321.25</text:p>
          </table:table-cell>
          <table:table-cell office:value-type="float" office:value="192">
            <text:p>192</text:p>
          </table:table-cell>
          <table:table-cell office:value-type="float" office:value="0.14766081871345">
            <text:p>0.1476608187</text:p>
          </table:table-cell>
          <table:table-cell office:value-type="float" office:value="0.386117788461538">
            <text:p>0.3861177885</text:p>
          </table:table-cell>
          <table:table-cell office:value-type="float" office:value="0.0820512820512821">
            <text:p>0.0820512821</text:p>
          </table:table-cell>
          <table:table-cell office:value-type="float" office:value="1.559548151568">
            <text:p>1.5595481516</text:p>
          </table:table-cell>
          <table:table-cell office:value-type="float" office:value="2.64362267488559">
            <text:p>2.6436226749</text:p>
          </table:table-cell>
          <table:table-cell office:value-type="float" office:value="1.30037501643655">
            <text:p>1.3003750164</text:p>
          </table:table-cell>
          <table:table-cell office:value-type="float" office:value="5.03280561634357">
            <text:p>5.0328056163</text:p>
          </table:table-cell>
          <table:table-cell office:value-type="float" office:value="2.12291752359944">
            <text:p>2.1229175236</text:p>
          </table:table-cell>
          <table:table-cell office:value-type="float" office:value="8.78975027548537">
            <text:p>8.789750275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36">
            <text:p>1036</text:p>
          </table:table-cell>
          <table:table-cell office:value-type="float" office:value="2255">
            <text:p>2255</text:p>
          </table:table-cell>
          <table:table-cell office:value-type="float" office:value="76.5">
            <text:p>76.5</text:p>
          </table:table-cell>
          <table:table-cell office:value-type="float" office:value="82">
            <text:p>82</text:p>
          </table:table-cell>
          <table:table-cell office:value-type="float" office:value="66.75">
            <text:p>66.75</text:p>
          </table:table-cell>
          <table:table-cell office:value-type="float" office:value="0.233231707317073">
            <text:p>0.2332317073</text:p>
          </table:table-cell>
          <table:table-cell office:value-type="float" office:value="0.0791505791505791">
            <text:p>0.0791505792</text:p>
          </table:table-cell>
          <table:table-cell office:value-type="float" office:value="0.0296008869179601">
            <text:p>0.0296008869</text:p>
          </table:table-cell>
          <table:table-cell office:value-type="float" office:value="1.92292915303391">
            <text:p>1.922929153</text:p>
          </table:table-cell>
          <table:table-cell office:value-type="float" office:value="1.28930606281958">
            <text:p>1.2893060628</text:p>
          </table:table-cell>
          <table:table-cell office:value-type="float" office:value="1.10532048072527">
            <text:p>1.1053204807</text:p>
          </table:table-cell>
          <table:table-cell office:value-type="float" office:value="3.30639844380639">
            <text:p>3.3063984438</text:p>
          </table:table-cell>
          <table:table-cell office:value-type="float" office:value="9.09949693499087">
            <text:p>9.099496935</text:p>
          </table:table-cell>
          <table:table-cell office:value-type="float" office:value="23.7613214587431">
            <text:p>23.761321458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32">
            <text:p>1132</text:p>
          </table:table-cell>
          <table:table-cell office:value-type="float" office:value="2710">
            <text:p>2710</text:p>
          </table:table-cell>
          <table:table-cell office:value-type="float" office:value="94.75">
            <text:p>94.75</text:p>
          </table:table-cell>
          <table:table-cell office:value-type="float" office:value="183.25">
            <text:p>183.25</text:p>
          </table:table-cell>
          <table:table-cell office:value-type="float" office:value="93">
            <text:p>93</text:p>
          </table:table-cell>
          <table:table-cell office:value-type="float" office:value="0.263194444444444">
            <text:p>0.2631944444</text:p>
          </table:table-cell>
          <table:table-cell office:value-type="float" office:value="0.161881625441696">
            <text:p>0.1618816254</text:p>
          </table:table-cell>
          <table:table-cell office:value-type="float" office:value="0.0343173431734317">
            <text:p>0.0343173432</text:p>
          </table:table-cell>
          <table:table-cell office:value-type="float" office:value="2.05695233410494">
            <text:p>2.0569523341</text:p>
          </table:table-cell>
          <table:table-cell office:value-type="float" office:value="1.617948783931">
            <text:p>1.6179487839</text:p>
          </table:table-cell>
          <table:table-cell office:value-type="float" office:value="1.12241895399028">
            <text:p>1.122418954</text:p>
          </table:table-cell>
          <table:table-cell office:value-type="float" office:value="2.96668356809621">
            <text:p>2.9666835681</text:p>
          </table:table-cell>
          <table:table-cell office:value-type="float" office:value="4.6197251975341">
            <text:p>4.6197251975</text:p>
          </table:table-cell>
          <table:table-cell office:value-type="float" office:value="20.5427844114717">
            <text:p>20.542784411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60">
            <text:p>1160</text:p>
          </table:table-cell>
          <table:table-cell office:value-type="float" office:value="2883">
            <text:p>2883</text:p>
          </table:table-cell>
          <table:table-cell office:value-type="float" office:value="121.375">
            <text:p>121.375</text:p>
          </table:table-cell>
          <table:table-cell office:value-type="float" office:value="24">
            <text:p>24</text:p>
          </table:table-cell>
          <table:table-cell office:value-type="float" office:value="185.625">
            <text:p>185.625</text:p>
          </table:table-cell>
          <table:table-cell office:value-type="float" office:value="0.32627688172043">
            <text:p>0.3262768817</text:p>
          </table:table-cell>
          <table:table-cell office:value-type="float" office:value="0.0206896551724138">
            <text:p>0.0206896552</text:p>
          </table:table-cell>
          <table:table-cell office:value-type="float" office:value="0.0643860561914672">
            <text:p>0.0643860562</text:p>
          </table:table-cell>
          <table:table-cell office:value-type="float" office:value="2.35062402897011">
            <text:p>2.350624029</text:p>
          </table:table-cell>
          <table:table-cell office:value-type="float" office:value="1.07325279429251">
            <text:p>1.0732527943</text:p>
          </table:table-cell>
          <table:table-cell office:value-type="float" office:value="1.23347650256464">
            <text:p>1.2334765026</text:p>
          </table:table-cell>
          <table:table-cell office:value-type="float" office:value="2.45469858194636">
            <text:p>2.4546985819</text:p>
          </table:table-cell>
          <table:table-cell office:value-type="float" office:value="33.8475044392564">
            <text:p>33.8475044393</text:p>
          </table:table-cell>
          <table:table-cell office:value-type="float" office:value="11.1084554724606">
            <text:p>11.108455472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60">
            <text:p>660</text:p>
          </table:table-cell>
          <table:table-cell office:value-type="float" office:value="1343">
            <text:p>1343</text:p>
          </table:table-cell>
          <table:table-cell office:value-type="float" office:value="3178">
            <text:p>3178</text:p>
          </table:table-cell>
          <table:table-cell office:value-type="float" office:value="64.5">
            <text:p>64.5</text:p>
          </table:table-cell>
          <table:table-cell office:value-type="float" office:value="53.625">
            <text:p>53.625</text:p>
          </table:table-cell>
          <table:table-cell office:value-type="float" office:value="243.625">
            <text:p>243.625</text:p>
          </table:table-cell>
          <table:table-cell office:value-type="float" office:value="0.0977272727272727">
            <text:p>0.0977272727</text:p>
          </table:table-cell>
          <table:table-cell office:value-type="float" office:value="0.0399292628443783">
            <text:p>0.0399292628</text:p>
          </table:table-cell>
          <table:table-cell office:value-type="float" office:value="0.0766598489616111">
            <text:p>0.076659849</text:p>
          </table:table-cell>
          <table:table-cell office:value-type="float" office:value="1.36076466942149">
            <text:p>1.3607646694</text:p>
          </table:table-cell>
          <table:table-cell office:value-type="float" office:value="1.14287733817666">
            <text:p>1.1428773382</text:p>
          </table:table-cell>
          <table:table-cell office:value-type="float" office:value="1.27982786695356">
            <text:p>1.279827867</text:p>
          </table:table-cell>
          <table:table-cell office:value-type="float" office:value="7.43385732998389">
            <text:p>7.43385733</text:p>
          </table:table-cell>
          <table:table-cell office:value-type="float" office:value="17.7036904399272">
            <text:p>17.7036904399</text:p>
          </table:table-cell>
          <table:table-cell office:value-type="float" office:value="9.38416169664022">
            <text:p>9.384161696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59">
            <text:p>759</text:p>
          </table:table-cell>
          <table:table-cell office:value-type="float" office:value="1418">
            <text:p>1418</text:p>
          </table:table-cell>
          <table:table-cell office:value-type="float" office:value="3230">
            <text:p>3230</text:p>
          </table:table-cell>
          <table:table-cell office:value-type="float" office:value="93.125">
            <text:p>93.125</text:p>
          </table:table-cell>
          <table:table-cell office:value-type="float" office:value="101.75">
            <text:p>101.75</text:p>
          </table:table-cell>
          <table:table-cell office:value-type="float" office:value="140.375">
            <text:p>140.375</text:p>
          </table:table-cell>
          <table:table-cell office:value-type="float" office:value="0.122694334650856">
            <text:p>0.1226943347</text:p>
          </table:table-cell>
          <table:table-cell office:value-type="float" office:value="0.0717559943582511">
            <text:p>0.0717559944</text:p>
          </table:table-cell>
          <table:table-cell office:value-type="float" office:value="0.0434597523219814">
            <text:p>0.0434597523</text:p>
          </table:table-cell>
          <table:table-cell office:value-type="float" office:value="1.45893581479861">
            <text:p>1.4589358148</text:p>
          </table:table-cell>
          <table:table-cell office:value-type="float" office:value="1.26123786879751">
            <text:p>1.2612378688</text:p>
          </table:table-cell>
          <table:table-cell office:value-type="float" office:value="1.15581108326784">
            <text:p>1.1558110833</text:p>
          </table:table-cell>
          <table:table-cell office:value-type="float" office:value="5.98927229254076">
            <text:p>5.9892722925</text:p>
          </table:table-cell>
          <table:table-cell office:value-type="float" office:value="10.002351932316">
            <text:p>10.0023519323</text:p>
          </table:table-cell>
          <table:table-cell office:value-type="float" office:value="16.2932910114451">
            <text:p>16.293291011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98">
            <text:p>798</text:p>
          </table:table-cell>
          <table:table-cell office:value-type="float" office:value="1572">
            <text:p>1572</text:p>
          </table:table-cell>
          <table:table-cell office:value-type="float" office:value="3753">
            <text:p>3753</text:p>
          </table:table-cell>
          <table:table-cell office:value-type="float" office:value="24.375">
            <text:p>24.375</text:p>
          </table:table-cell>
          <table:table-cell office:value-type="float" office:value="113.75">
            <text:p>113.75</text:p>
          </table:table-cell>
          <table:table-cell office:value-type="float" office:value="150.875">
            <text:p>150.875</text:p>
          </table:table-cell>
          <table:table-cell office:value-type="float" office:value="0.0305451127819549">
            <text:p>0.0305451128</text:p>
          </table:table-cell>
          <table:table-cell office:value-type="float" office:value="0.0723600508905852">
            <text:p>0.0723600509</text:p>
          </table:table-cell>
          <table:table-cell office:value-type="float" office:value="0.040201172395417">
            <text:p>0.0402011724</text:p>
          </table:table-cell>
          <table:table-cell office:value-type="float" office:value="1.10873658240997">
            <text:p>1.1087365824</text:p>
          </table:table-cell>
          <table:table-cell office:value-type="float" office:value="1.26352269296823">
            <text:p>1.263522693</text:p>
          </table:table-cell>
          <table:table-cell office:value-type="float" office:value="1.14387172653741">
            <text:p>1.1438717265</text:p>
          </table:table-cell>
          <table:table-cell office:value-type="float" office:value="23.0374079826199">
            <text:p>23.0374079826</text:p>
          </table:table-cell>
          <table:table-cell office:value-type="float" office:value="9.92168023367856">
            <text:p>9.9216802337</text:p>
          </table:table-cell>
          <table:table-cell office:value-type="float" office:value="17.5862613321695">
            <text:p>17.586261332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48">
            <text:p>848</text:p>
          </table:table-cell>
          <table:table-cell office:value-type="float" office:value="1693">
            <text:p>1693</text:p>
          </table:table-cell>
          <table:table-cell office:value-type="float" office:value="3748">
            <text:p>3748</text:p>
          </table:table-cell>
          <table:table-cell office:value-type="float" office:value="40.5">
            <text:p>40.5</text:p>
          </table:table-cell>
          <table:table-cell office:value-type="float" office:value="140.625">
            <text:p>140.625</text:p>
          </table:table-cell>
          <table:table-cell office:value-type="float" office:value="318">
            <text:p>318</text:p>
          </table:table-cell>
          <table:table-cell office:value-type="float" office:value="0.0477594339622642">
            <text:p>0.047759434</text:p>
          </table:table-cell>
          <table:table-cell office:value-type="float" office:value="0.0830626107501477">
            <text:p>0.0830626108</text:p>
          </table:table-cell>
          <table:table-cell office:value-type="float" office:value="0.0848452508004269">
            <text:p>0.0848452508</text:p>
          </table:table-cell>
          <table:table-cell office:value-type="float" office:value="1.17162870739142">
            <text:p>1.1716287074</text:p>
          </table:table-cell>
          <table:table-cell office:value-type="float" office:value="1.30424195634259">
            <text:p>1.3042419563</text:p>
          </table:table-cell>
          <table:table-cell office:value-type="float" office:value="1.31106786230493">
            <text:p>1.3110678623</text:p>
          </table:table-cell>
          <table:table-cell office:value-type="float" office:value="14.8571827754007">
            <text:p>14.8571827754</text:p>
          </table:table-cell>
          <table:table-cell office:value-type="float" office:value="8.6868409907741">
            <text:p>8.6868409908</text:p>
          </table:table-cell>
          <table:table-cell office:value-type="float" office:value="8.51141611920878">
            <text:p>8.511416119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76">
            <text:p>876</text:p>
          </table:table-cell>
          <table:table-cell office:value-type="float" office:value="1756">
            <text:p>1756</text:p>
          </table:table-cell>
          <table:table-cell office:value-type="float" office:value="4057">
            <text:p>4057</text:p>
          </table:table-cell>
          <table:table-cell office:value-type="float" office:value="83.25">
            <text:p>83.25</text:p>
          </table:table-cell>
          <table:table-cell office:value-type="float" office:value="101">
            <text:p>101</text:p>
          </table:table-cell>
          <table:table-cell office:value-type="float" office:value="133.25">
            <text:p>133.25</text:p>
          </table:table-cell>
          <table:table-cell office:value-type="float" office:value="0.0950342465753425">
            <text:p>0.0950342466</text:p>
          </table:table-cell>
          <table:table-cell office:value-type="float" office:value="0.0575170842824601">
            <text:p>0.0575170843</text:p>
          </table:table-cell>
          <table:table-cell office:value-type="float" office:value="0.0328444663544491">
            <text:p>0.0328444664</text:p>
          </table:table-cell>
          <table:table-cell office:value-type="float" office:value="1.3503216187371">
            <text:p>1.3503216187</text:p>
          </table:table-cell>
          <table:table-cell office:value-type="float" office:value="1.20779389635795">
            <text:p>1.2077938964</text:p>
          </table:table-cell>
          <table:table-cell office:value-type="float" office:value="1.11706999982198">
            <text:p>1.1170699998</text:p>
          </table:table-cell>
          <table:table-cell office:value-type="float" office:value="7.63498714525947">
            <text:p>7.6349871453</text:p>
          </table:table-cell>
          <table:table-cell office:value-type="float" office:value="12.3944964350506">
            <text:p>12.3944964351</text:p>
          </table:table-cell>
          <table:table-cell office:value-type="float" office:value="21.4486327320655">
            <text:p>21.448632732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882">
            <text:p>882</text:p>
          </table:table-cell>
          <table:table-cell office:value-type="float" office:value="1832">
            <text:p>1832</text:p>
          </table:table-cell>
          <table:table-cell office:value-type="float" office:value="4905">
            <text:p>4905</text:p>
          </table:table-cell>
          <table:table-cell office:value-type="float" office:value="30.375">
            <text:p>30.375</text:p>
          </table:table-cell>
          <table:table-cell office:value-type="float" office:value="162.25">
            <text:p>162.25</text:p>
          </table:table-cell>
          <table:table-cell office:value-type="float" office:value="88">
            <text:p>88</text:p>
          </table:table-cell>
          <table:table-cell office:value-type="float" office:value="0.0344387755102041">
            <text:p>0.0344387755</text:p>
          </table:table-cell>
          <table:table-cell office:value-type="float" office:value="0.0885644104803493">
            <text:p>0.0885644105</text:p>
          </table:table-cell>
          <table:table-cell office:value-type="float" office:value="0.017940876656473">
            <text:p>0.0179408767</text:p>
          </table:table-cell>
          <table:table-cell office:value-type="float" office:value="1.12286033163265">
            <text:p>1.1228603316</text:p>
          </table:table-cell>
          <table:table-cell office:value-type="float" office:value="1.32534900009654">
            <text:p>1.3253490001</text:p>
          </table:table-cell>
          <table:table-cell office:value-type="float" office:value="1.06342394340585">
            <text:p>1.0634239434</text:p>
          </table:table-cell>
          <table:table-cell office:value-type="float" office:value="20.4715582072028">
            <text:p>20.4715582072</text:p>
          </table:table-cell>
          <table:table-cell office:value-type="float" office:value="8.16814789274717">
            <text:p>8.16814789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42">
            <text:p>942</text:p>
          </table:table-cell>
          <table:table-cell office:value-type="float" office:value="1900">
            <text:p>1900</text:p>
          </table:table-cell>
          <table:table-cell office:value-type="float" office:value="3737">
            <text:p>3737</text:p>
          </table:table-cell>
          <table:table-cell office:value-type="float" office:value="31">
            <text:p>31</text:p>
          </table:table-cell>
          <table:table-cell office:value-type="float" office:value="121.625">
            <text:p>121.625</text:p>
          </table:table-cell>
          <table:table-cell office:value-type="float" office:value="177.75">
            <text:p>177.75</text:p>
          </table:table-cell>
          <table:table-cell office:value-type="float" office:value="0.0329087048832272">
            <text:p>0.0329087049</text:p>
          </table:table-cell>
          <table:table-cell office:value-type="float" office:value="0.0640131578947368">
            <text:p>0.0640131579</text:p>
          </table:table-cell>
          <table:table-cell office:value-type="float" office:value="0.0475648916242976">
            <text:p>0.0475648916</text:p>
          </table:table-cell>
          <table:table-cell office:value-type="float" office:value="1.11730311349119">
            <text:p>1.1173031135</text:p>
          </table:table-cell>
          <table:table-cell office:value-type="float" office:value="1.23207751402355">
            <text:p>1.232077514</text:p>
          </table:table-cell>
          <table:table-cell office:value-type="float" office:value="1.17091146175889">
            <text:p>1.1709114618</text:p>
          </table:table-cell>
          <table:table-cell office:value-type="float" office:value="21.407433804126">
            <text:p>21.4074338041</text:p>
          </table:table-cell>
          <table:table-cell office:value-type="float" office:value="11.1711883053495">
            <text:p>11.1711883053</text:p>
          </table:table-cell>
          <table:table-cell office:value-type="float" office:value="14.9165535025565">
            <text:p>14.916553502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214">
            <text:p>1214</text:p>
          </table:table-cell>
          <table:table-cell office:value-type="float" office:value="2283">
            <text:p>2283</text:p>
          </table:table-cell>
          <table:table-cell office:value-type="float" office:value="4280">
            <text:p>4280</text:p>
          </table:table-cell>
          <table:table-cell office:value-type="float" office:value="118">
            <text:p>118</text:p>
          </table:table-cell>
          <table:table-cell office:value-type="float" office:value="138.125">
            <text:p>138.125</text:p>
          </table:table-cell>
          <table:table-cell office:value-type="float" office:value="306.25">
            <text:p>306.25</text:p>
          </table:table-cell>
          <table:table-cell office:value-type="float" office:value="0.0971993410214168">
            <text:p>0.097199341</text:p>
          </table:table-cell>
          <table:table-cell office:value-type="float" office:value="0.0605015330705212">
            <text:p>0.0605015331</text:p>
          </table:table-cell>
          <table:table-cell office:value-type="float" office:value="0.071553738317757">
            <text:p>0.0715537383</text:p>
          </table:table-cell>
          <table:table-cell office:value-type="float" office:value="1.35871520888915">
            <text:p>1.3587152089</text:p>
          </table:table-cell>
          <table:table-cell office:value-type="float" office:value="1.21892981933444">
            <text:p>1.2189298193</text:p>
          </table:table-cell>
          <table:table-cell office:value-type="float" office:value="1.26047316154795">
            <text:p>1.2604731615</text:p>
          </table:table-cell>
          <table:table-cell office:value-type="float" office:value="7.47240845967547">
            <text:p>7.4724084597</text:p>
          </table:table-cell>
          <table:table-cell office:value-type="float" office:value="11.7998685963599">
            <text:p>11.7998685964</text:p>
          </table:table-cell>
          <table:table-cell office:value-type="float" office:value="10.0296674707943">
            <text:p>10.029667470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182">
            <text:p>1182</text:p>
          </table:table-cell>
          <table:table-cell office:value-type="float" office:value="2265">
            <text:p>2265</text:p>
          </table:table-cell>
          <table:table-cell office:value-type="float" office:value="4029">
            <text:p>4029</text:p>
          </table:table-cell>
          <table:table-cell office:value-type="float" office:value="102">
            <text:p>102</text:p>
          </table:table-cell>
          <table:table-cell office:value-type="float" office:value="135.125">
            <text:p>135.125</text:p>
          </table:table-cell>
          <table:table-cell office:value-type="float" office:value="233.625">
            <text:p>233.625</text:p>
          </table:table-cell>
          <table:table-cell office:value-type="float" office:value="0.0862944162436548">
            <text:p>0.0862944162</text:p>
          </table:table-cell>
          <table:table-cell office:value-type="float" office:value="0.0596578366445916">
            <text:p>0.0596578366</text:p>
          </table:table-cell>
          <table:table-cell office:value-type="float" office:value="0.0579858525688757">
            <text:p>0.0579858526</text:p>
          </table:table-cell>
          <table:table-cell office:value-type="float" office:value="1.31662604035146">
            <text:p>1.3166260404</text:p>
          </table:table-cell>
          <table:table-cell office:value-type="float" office:value="1.21577818090337">
            <text:p>1.2157781809</text:p>
          </table:table-cell>
          <table:table-cell office:value-type="float" office:value="1.20954070782342">
            <text:p>1.2095407078</text:p>
          </table:table-cell>
          <table:table-cell office:value-type="float" office:value="8.37414564317864">
            <text:p>8.3741456432</text:p>
          </table:table-cell>
          <table:table-cell office:value-type="float" office:value="11.9619379785901">
            <text:p>11.9619379786</text:p>
          </table:table-cell>
          <table:table-cell office:value-type="float" office:value="12.2970471055312">
            <text:p>12.297047105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1298">
            <text:p>1298</text:p>
          </table:table-cell>
          <table:table-cell office:value-type="float" office:value="2335">
            <text:p>2335</text:p>
          </table:table-cell>
          <table:table-cell office:value-type="float" office:value="3722">
            <text:p>3722</text:p>
          </table:table-cell>
          <table:table-cell office:value-type="float" office:value="77.75">
            <text:p>77.75</text:p>
          </table:table-cell>
          <table:table-cell office:value-type="float" office:value="97.5">
            <text:p>97.5</text:p>
          </table:table-cell>
          <table:table-cell office:value-type="float" office:value="232.875">
            <text:p>232.875</text:p>
          </table:table-cell>
          <table:table-cell office:value-type="float" office:value="0.0598998459167951">
            <text:p>0.0598998459</text:p>
          </table:table-cell>
          <table:table-cell office:value-type="float" office:value="0.0417558886509636">
            <text:p>0.0417558887</text:p>
          </table:table-cell>
          <table:table-cell office:value-type="float" office:value="0.0625671681891456">
            <text:p>0.0625671682</text:p>
          </table:table-cell>
          <table:table-cell office:value-type="float" office:value="1.21668192412886">
            <text:p>1.2166819241</text:p>
          </table:table-cell>
          <table:table-cell office:value-type="float" office:value="1.14956297658295">
            <text:p>1.1495629766</text:p>
          </table:table-cell>
          <table:table-cell office:value-type="float" office:value="1.22665780371102">
            <text:p>1.2266578037</text:p>
          </table:table-cell>
          <table:table-cell office:value-type="float" office:value="11.9149825015423">
            <text:p>11.9149825015</text:p>
          </table:table-cell>
          <table:table-cell office:value-type="float" office:value="16.944197062187">
            <text:p>16.9441970622</text:p>
          </table:table-cell>
          <table:table-cell office:value-type="float" office:value="11.4215173177723">
            <text:p>11.421517317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359">
            <text:p>1359</text:p>
          </table:table-cell>
          <table:table-cell office:value-type="float" office:value="2470">
            <text:p>2470</text:p>
          </table:table-cell>
          <table:table-cell office:value-type="float" office:value="4186">
            <text:p>4186</text:p>
          </table:table-cell>
          <table:table-cell office:value-type="float" office:value="99.375">
            <text:p>99.375</text:p>
          </table:table-cell>
          <table:table-cell office:value-type="float" office:value="88.875">
            <text:p>88.875</text:p>
          </table:table-cell>
          <table:table-cell office:value-type="float" office:value="302.875">
            <text:p>302.875</text:p>
          </table:table-cell>
          <table:table-cell office:value-type="float" office:value="0.0731236203090508">
            <text:p>0.0731236203</text:p>
          </table:table-cell>
          <table:table-cell office:value-type="float" office:value="0.0359817813765182">
            <text:p>0.0359817814</text:p>
          </table:table-cell>
          <table:table-cell office:value-type="float" office:value="0.072354276158624">
            <text:p>0.0723542762</text:p>
          </table:table-cell>
          <table:table-cell office:value-type="float" office:value="1.266412916222">
            <text:p>1.2664129162</text:p>
          </table:table-cell>
          <table:table-cell office:value-type="float" office:value="1.12847382445623">
            <text:p>1.1284738245</text:p>
          </table:table-cell>
          <table:table-cell office:value-type="float" office:value="1.26350084346092">
            <text:p>1.2635008435</text:p>
          </table:table-cell>
          <table:table-cell office:value-type="float" office:value="9.8216120841489">
            <text:p>9.8216120841</text:p>
          </table:table-cell>
          <table:table-cell office:value-type="float" office:value="19.6083690166378">
            <text:p>19.6083690166</text:p>
          </table:table-cell>
          <table:table-cell office:value-type="float" office:value="9.92244507411765">
            <text:p>9.922445074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80">
            <text:p>1380</text:p>
          </table:table-cell>
          <table:table-cell office:value-type="float" office:value="2816">
            <text:p>2816</text:p>
          </table:table-cell>
          <table:table-cell office:value-type="float" office:value="4914">
            <text:p>4914</text:p>
          </table:table-cell>
          <table:table-cell office:value-type="float" office:value="129.75">
            <text:p>129.75</text:p>
          </table:table-cell>
          <table:table-cell office:value-type="float" office:value="148.625">
            <text:p>148.625</text:p>
          </table:table-cell>
          <table:table-cell office:value-type="float" office:value="413.375">
            <text:p>413.375</text:p>
          </table:table-cell>
          <table:table-cell office:value-type="float" office:value="0.0940217391304348">
            <text:p>0.0940217391</text:p>
          </table:table-cell>
          <table:table-cell office:value-type="float" office:value="0.0527787642045455">
            <text:p>0.0527787642</text:p>
          </table:table-cell>
          <table:table-cell office:value-type="float" office:value="0.0841218966218966">
            <text:p>0.0841218966</text:p>
          </table:table-cell>
          <table:table-cell office:value-type="float" office:value="1.34640265831758">
            <text:p>1.3464026583</text:p>
          </table:table-cell>
          <table:table-cell office:value-type="float" office:value="1.19018544669979">
            <text:p>1.1901854467</text:p>
          </table:table-cell>
          <table:table-cell office:value-type="float" office:value="1.30829656541952">
            <text:p>1.3082965654</text:p>
          </table:table-cell>
          <table:table-cell office:value-type="float" office:value="7.71358496511282">
            <text:p>7.7135849651</text:p>
          </table:table-cell>
          <table:table-cell office:value-type="float" office:value="13.4766723687896">
            <text:p>13.4766723688</text:p>
          </table:table-cell>
          <table:table-cell office:value-type="float" office:value="8.58170358817105">
            <text:p>8.581703588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534">
            <text:p>1534</text:p>
          </table:table-cell>
          <table:table-cell office:value-type="float" office:value="2847">
            <text:p>2847</text:p>
          </table:table-cell>
          <table:table-cell office:value-type="float" office:value="4941">
            <text:p>4941</text:p>
          </table:table-cell>
          <table:table-cell office:value-type="float" office:value="112.25">
            <text:p>112.25</text:p>
          </table:table-cell>
          <table:table-cell office:value-type="float" office:value="183.625">
            <text:p>183.625</text:p>
          </table:table-cell>
          <table:table-cell office:value-type="float" office:value="351.125">
            <text:p>351.125</text:p>
          </table:table-cell>
          <table:table-cell office:value-type="float" office:value="0.0731747066492829">
            <text:p>0.0731747066</text:p>
          </table:table-cell>
          <table:table-cell office:value-type="float" office:value="0.0644977168949772">
            <text:p>0.0644977169</text:p>
          </table:table-cell>
          <table:table-cell office:value-type="float" office:value="0.0710635498886865">
            <text:p>0.0710635499</text:p>
          </table:table-cell>
          <table:table-cell office:value-type="float" office:value="1.26660636715118">
            <text:p>1.2666063672</text:p>
          </table:table-cell>
          <table:table-cell office:value-type="float" office:value="1.23389552188236">
            <text:p>1.2338955219</text:p>
          </table:table-cell>
          <table:table-cell office:value-type="float" office:value="1.25862047973106">
            <text:p>1.2586204797</text:p>
          </table:table-cell>
          <table:table-cell office:value-type="float" office:value="9.81499156650914">
            <text:p>9.8149915665</text:p>
          </table:table-cell>
          <table:table-cell office:value-type="float" office:value="11.0898118285783">
            <text:p>11.0898118286</text:p>
          </table:table-cell>
          <table:table-cell office:value-type="float" office:value="10.0965143279122">
            <text:p>10.096514327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1761">
            <text:p>1761</text:p>
          </table:table-cell>
          <table:table-cell office:value-type="float" office:value="3001">
            <text:p>3001</text:p>
          </table:table-cell>
          <table:table-cell office:value-type="float" office:value="5791">
            <text:p>5791</text:p>
          </table:table-cell>
          <table:table-cell office:value-type="float" office:value="78.625">
            <text:p>78.625</text:p>
          </table:table-cell>
          <table:table-cell office:value-type="float" office:value="123.25">
            <text:p>123.25</text:p>
          </table:table-cell>
          <table:table-cell office:value-type="float" office:value="276.625">
            <text:p>276.625</text:p>
          </table:table-cell>
          <table:table-cell office:value-type="float" office:value="0.0446479273140261">
            <text:p>0.0446479273</text:p>
          </table:table-cell>
          <table:table-cell office:value-type="float" office:value="0.0410696434521826">
            <text:p>0.0410696435</text:p>
          </table:table-cell>
          <table:table-cell office:value-type="float" office:value="0.0477680884130547">
            <text:p>0.0477680884</text:p>
          </table:table-cell>
          <table:table-cell office:value-type="float" office:value="1.16017488292943">
            <text:p>1.1601748829</text:p>
          </table:table-cell>
          <table:table-cell office:value-type="float" office:value="1.14704971468469">
            <text:p>1.1470497147</text:p>
          </table:table-cell>
          <table:table-cell office:value-type="float" office:value="1.17166061837614">
            <text:p>1.1716606184</text:p>
          </table:table-cell>
          <table:table-cell office:value-type="float" office:value="15.8687842916287">
            <text:p>15.8687842916</text:p>
          </table:table-cell>
          <table:table-cell office:value-type="float" office:value="17.2216093563723">
            <text:p>17.2216093564</text:p>
          </table:table-cell>
          <table:table-cell office:value-type="float" office:value="14.8545528300317">
            <text:p>14.8545528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56">
            <text:p>1756</text:p>
          </table:table-cell>
          <table:table-cell office:value-type="float" office:value="3132">
            <text:p>3132</text:p>
          </table:table-cell>
          <table:table-cell office:value-type="float" office:value="6523">
            <text:p>6523</text:p>
          </table:table-cell>
          <table:table-cell office:value-type="float" office:value="92.25">
            <text:p>92.25</text:p>
          </table:table-cell>
          <table:table-cell office:value-type="float" office:value="149.75">
            <text:p>149.75</text:p>
          </table:table-cell>
          <table:table-cell office:value-type="float" office:value="216.5">
            <text:p>216.5</text:p>
          </table:table-cell>
          <table:table-cell office:value-type="float" office:value="0.0525341685649203">
            <text:p>0.0525341686</text:p>
          </table:table-cell>
          <table:table-cell office:value-type="float" office:value="0.0478128991060026">
            <text:p>0.0478128991</text:p>
          </table:table-cell>
          <table:table-cell office:value-type="float" office:value="0.0331902498850222">
            <text:p>0.0331902499</text:p>
          </table:table-cell>
          <table:table-cell office:value-type="float" office:value="1.18927887415616">
            <text:p>1.1892788742</text:p>
          </table:table-cell>
          <table:table-cell office:value-type="float" office:value="1.17182585058001">
            <text:p>1.1718258506</text:p>
          </table:table-cell>
          <table:table-cell office:value-type="float" office:value="1.11832499626494">
            <text:p>1.1183249963</text:p>
          </table:table-cell>
          <table:table-cell office:value-type="float" office:value="13.5378324981918">
            <text:p>13.5378324982</text:p>
          </table:table-cell>
          <table:table-cell office:value-type="float" office:value="14.8409508211664">
            <text:p>14.8409508212</text:p>
          </table:table-cell>
          <table:table-cell office:value-type="float" office:value="21.228747925873">
            <text:p>21.228747925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180">
            <text:p>2180</text:p>
          </table:table-cell>
          <table:table-cell office:value-type="float" office:value="3642">
            <text:p>3642</text:p>
          </table:table-cell>
          <table:table-cell office:value-type="float" office:value="6783">
            <text:p>6783</text:p>
          </table:table-cell>
          <table:table-cell office:value-type="float" office:value="69">
            <text:p>69</text:p>
          </table:table-cell>
          <table:table-cell office:value-type="float" office:value="0.625">
            <text:p>0.625</text:p>
          </table:table-cell>
          <table:table-cell office:value-type="float" office:value="-83.25">
            <text:p>-83.25</text:p>
          </table:table-cell>
          <table:table-cell office:value-type="float" office:value="0.031651376146789">
            <text:p>0.0316513761</text:p>
          </table:table-cell>
          <table:table-cell office:value-type="float" office:value="0.000171609006040637">
            <text:p>0.000171609</text:p>
          </table:table-cell>
          <table:table-cell office:value-type="float" office:value="-0.0122733303847855">
            <text:p>-0.0122733304</text:p>
          </table:table-cell>
          <table:table-cell office:value-type="float" office:value="1.11274336335325">
            <text:p>1.1127433634</text:p>
          </table:table-cell>
          <table:table-cell office:value-type="float" office:value="1.00060068924246">
            <text:p>1.0006006892</text:p>
          </table:table-cell>
          <table:table-cell office:value-type="float" office:value="0.95733858754517">
            <text:p>0.9573385875</text:p>
          </table:table-cell>
          <table:table-cell office:value-type="float" office:value="22.2442063624094">
            <text:p>22.24420636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033">
            <text:p>2033</text:p>
          </table:table-cell>
          <table:table-cell office:value-type="float" office:value="3500">
            <text:p>3500</text:p>
          </table:table-cell>
          <table:table-cell office:value-type="float" office:value="6332">
            <text:p>6332</text:p>
          </table:table-cell>
          <table:table-cell office:value-type="float" office:value="123.875">
            <text:p>123.875</text:p>
          </table:table-cell>
          <table:table-cell office:value-type="float" office:value="-110">
            <text:p>-110</text:p>
          </table:table-cell>
          <table:table-cell office:value-type="float" office:value="-2.5">
            <text:p>-2.5</text:p>
          </table:table-cell>
          <table:table-cell office:value-type="float" office:value="0.0609321200196754">
            <text:p>0.06093212</text:p>
          </table:table-cell>
          <table:table-cell office:value-type="float" office:value="-0.0314285714285714">
            <text:p>-0.0314285714</text:p>
          </table:table-cell>
          <table:table-cell office:value-type="float" office:value="-0.000394819962097284">
            <text:p>-0.00039482</text:p>
          </table:table-cell>
          <table:table-cell office:value-type="float" office:value="1.22053935763904">
            <text:p>1.2205393576</text:p>
          </table:table-cell>
          <table:table-cell office:value-type="float" office:value="0.891936">
            <text:p>0.891936</text:p>
          </table:table-cell>
          <table:table-cell office:value-type="float" office:value="0.998618435662952">
            <text:p>0.9986184357</text:p>
          </table:table-cell>
          <table:table-cell office:value-type="float" office:value="11.7188845641778">
            <text:p>11.7188845642</text:p>
          </table:table-cell>
          <table:table-cell office:value-type="float" office:value="-21.7062649337535">
            <text:p>-21.7062649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917">
            <text:p>1917</text:p>
          </table:table-cell>
          <table:table-cell office:value-type="float" office:value="3302">
            <text:p>3302</text:p>
          </table:table-cell>
          <table:table-cell office:value-type="float" office:value="5446">
            <text:p>5446</text:p>
          </table:table-cell>
          <table:table-cell office:value-type="float" office:value="142.625">
            <text:p>142.625</text:p>
          </table:table-cell>
          <table:table-cell office:value-type="float" office:value="219.5">
            <text:p>219.5</text:p>
          </table:table-cell>
          <table:table-cell office:value-type="float" office:value="-376.75">
            <text:p>-376.75</text:p>
          </table:table-cell>
          <table:table-cell office:value-type="float" office:value="0.0744001043296818">
            <text:p>0.0744001043</text:p>
          </table:table-cell>
          <table:table-cell office:value-type="float" office:value="0.0664748637189582">
            <text:p>0.0664748637</text:p>
          </table:table-cell>
          <table:table-cell office:value-type="float" office:value="-0.0691792141020933">
            <text:p>-0.0691792141</text:p>
          </table:table-cell>
          <table:table-cell office:value-type="float" office:value="1.27124970118145">
            <text:p>1.2712497012</text:p>
          </table:table-cell>
          <table:table-cell office:value-type="float" office:value="1.241323081729">
            <text:p>1.2413230817</text:p>
          </table:table-cell>
          <table:table-cell office:value-type="float" office:value="0.767252847423689">
            <text:p>0.7672528474</text:p>
          </table:table-cell>
          <table:table-cell office:value-type="float" office:value="9.65891008163502">
            <text:p>9.6589100816</text:p>
          </table:table-cell>
          <table:table-cell office:value-type="float" office:value="10.7700635878837">
            <text:p>10.7700635879</text:p>
          </table:table-cell>
          <table:table-cell office:value-type="float" office:value="-9.66887325303792">
            <text:p>-9.66887325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4">
            <text:p>24</text:p>
          </table:table-cell>
          <table:table-cell office:value-type="float" office:value="1967">
            <text:p>1967</text:p>
          </table:table-cell>
          <table:table-cell office:value-type="float" office:value="3381">
            <text:p>3381</text:p>
          </table:table-cell>
          <table:table-cell office:value-type="float" office:value="6468">
            <text:p>6468</text:p>
          </table:table-cell>
          <table:table-cell office:value-type="float" office:value="157">
            <text:p>157</text:p>
          </table:table-cell>
          <table:table-cell office:value-type="float" office:value="-342.375">
            <text:p>-342.375</text:p>
          </table:table-cell>
          <table:table-cell office:value-type="float" office:value="30.5">
            <text:p>30.5</text:p>
          </table:table-cell>
          <table:table-cell office:value-type="float" office:value="0.0798169801728521">
            <text:p>0.0798169802</text:p>
          </table:table-cell>
          <table:table-cell office:value-type="float" office:value="-0.101264418811003">
            <text:p>-0.1012644188</text:p>
          </table:table-cell>
          <table:table-cell office:value-type="float" office:value="0.00471552257266543">
            <text:p>0.0047155226</text:p>
          </table:table-cell>
          <table:table-cell office:value-type="float" office:value="1.29184610123985">
            <text:p>1.2918461012</text:p>
          </table:table-cell>
          <table:table-cell office:value-type="float" office:value="0.665673319895066">
            <text:p>0.6656733199</text:p>
          </table:table-cell>
          <table:table-cell office:value-type="float" office:value="1.01654791186447">
            <text:p>1.0165479119</text:p>
          </table:table-cell>
          <table:table-cell office:value-type="float" office:value="9.02634540436927">
            <text:p>9.0263454044</text:p>
          </table:table-cell>
          <table:table-cell office:value-type="float" office:value="-6.49218381888697">
            <text:p>-6.4921838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2176">
            <text:p>2176</text:p>
          </table:table-cell>
          <table:table-cell office:value-type="float" office:value="3566">
            <text:p>3566</text:p>
          </table:table-cell>
          <table:table-cell office:value-type="float" office:value="5953">
            <text:p>5953</text:p>
          </table:table-cell>
          <table:table-cell office:value-type="float" office:value="-259.375">
            <text:p>-259.375</text:p>
          </table:table-cell>
          <table:table-cell office:value-type="float" office:value="-73.875">
            <text:p>-73.875</text:p>
          </table:table-cell>
          <table:table-cell office:value-type="float" office:value="-86.5">
            <text:p>-86.5</text:p>
          </table:table-cell>
          <table:table-cell office:value-type="float" office:value="-0.119198069852941">
            <text:p>-0.1191980699</text:p>
          </table:table-cell>
          <table:table-cell office:value-type="float" office:value="-0.0207164890633763">
            <text:p>-0.0207164891</text:p>
          </table:table-cell>
          <table:table-cell office:value-type="float" office:value="-0.0145304888291618">
            <text:p>-0.0145304888</text:p>
          </table:table-cell>
          <table:table-cell office:value-type="float" office:value="0.610654788033772">
            <text:p>0.610654788</text:p>
          </table:table-cell>
          <table:table-cell office:value-type="float" office:value="0.928333467199644">
            <text:p>0.9283334672</text:p>
          </table:table-cell>
          <table:table-cell office:value-type="float" office:value="0.949557113904938">
            <text:p>0.9495571139</text:p>
          </table:table-cell>
          <table:table-cell office:value-type="float" office:value="-5.46118433248675">
            <text:p>-5.4611843325</text:p>
          </table:table-cell>
          <table:table-cell office:value-type="float" office:value="-33.1109359442401">
            <text:p>-33.11093594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1540">
            <text:p>1540</text:p>
          </table:table-cell>
          <table:table-cell office:value-type="float" office:value="3500">
            <text:p>3500</text:p>
          </table:table-cell>
          <table:table-cell office:value-type="float" office:value="6025">
            <text:p>6025</text:p>
          </table:table-cell>
          <table:table-cell office:value-type="float" office:value="-314.75">
            <text:p>-314.75</text:p>
          </table:table-cell>
          <table:table-cell office:value-type="float" office:value="-110">
            <text:p>-110</text:p>
          </table:table-cell>
          <table:table-cell office:value-type="float" office:value="-200.125">
            <text:p>-200.125</text:p>
          </table:table-cell>
          <table:table-cell office:value-type="float" office:value="-0.204383116883117">
            <text:p>-0.2043831169</text:p>
          </table:table-cell>
          <table:table-cell office:value-type="float" office:value="-0.0314285714285714">
            <text:p>-0.0314285714</text:p>
          </table:table-cell>
          <table:table-cell office:value-type="float" office:value="-0.0332157676348548">
            <text:p>-0.0332157676</text:p>
          </table:table-cell>
          <table:table-cell office:value-type="float" office:value="0.366533109504132">
            <text:p>0.3665331095</text:p>
          </table:table-cell>
          <table:table-cell office:value-type="float" office:value="0.891936">
            <text:p>0.891936</text:p>
          </table:table-cell>
          <table:table-cell office:value-type="float" office:value="0.885907256228371">
            <text:p>0.8859072562</text:p>
          </table:table-cell>
          <table:table-cell office:value-type="float" office:value="-3.03164242671595">
            <text:p>-3.0316424267</text:p>
          </table:table-cell>
          <table:table-cell office:value-type="float" office:value="-21.7062649337535">
            <text:p>-21.7062649338</text:p>
          </table:table-cell>
          <table:table-cell office:value-type="float" office:value="-20.5194915451935">
            <text:p>-20.519491545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51">
            <text:p>51</text:p>
          </table:table-cell>
          <table:table-cell office:value-type="float" office:value="1050">
            <text:p>1050</text:p>
          </table:table-cell>
          <table:table-cell office:value-type="float" office:value="3510">
            <text:p>3510</text:p>
          </table:table-cell>
          <table:table-cell office:value-type="float" office:value="5626">
            <text:p>5626</text:p>
          </table:table-cell>
          <table:table-cell office:value-type="float" office:value="-103.125">
            <text:p>-103.125</text:p>
          </table:table-cell>
          <table:table-cell office:value-type="float" office:value="136.625">
            <text:p>136.625</text:p>
          </table:table-cell>
          <table:table-cell office:value-type="float" office:value="-243.125">
            <text:p>-243.125</text:p>
          </table:table-cell>
          <table:table-cell office:value-type="float" office:value="-0.0982142857142857">
            <text:p>-0.0982142857</text:p>
          </table:table-cell>
          <table:table-cell office:value-type="float" office:value="0.0389245014245014">
            <text:p>0.0389245014</text:p>
          </table:table-cell>
          <table:table-cell office:value-type="float" office:value="-0.0432145396373978">
            <text:p>-0.0432145396</text:p>
          </table:table-cell>
          <table:table-cell office:value-type="float" office:value="0.67515625">
            <text:p>0.67515625</text:p>
          </table:table-cell>
          <table:table-cell office:value-type="float" office:value="1.1392053839356">
            <text:p>1.1392053839</text:p>
          </table:table-cell>
          <table:table-cell office:value-type="float" office:value="0.852409404283809">
            <text:p>0.8524094043</text:p>
          </table:table-cell>
          <table:table-cell office:value-type="float" office:value="-6.7049546708492">
            <text:p>-6.7049546708</text:p>
          </table:table-cell>
          <table:table-cell office:value-type="float" office:value="18.1518453606482">
            <text:p>18.1518453606</text:p>
          </table:table-cell>
          <table:table-cell office:value-type="float" office:value="-15.6905500014437">
            <text:p>-15.690550001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735">
            <text:p>735</text:p>
          </table:table-cell>
          <table:table-cell office:value-type="float" office:value="3442">
            <text:p>3442</text:p>
          </table:table-cell>
          <table:table-cell office:value-type="float" office:value="5705">
            <text:p>5705</text:p>
          </table:table-cell>
          <table:table-cell office:value-type="float" office:value="153.5">
            <text:p>153.5</text:p>
          </table:table-cell>
          <table:table-cell office:value-type="float" office:value="42.375">
            <text:p>42.375</text:p>
          </table:table-cell>
          <table:table-cell office:value-type="float" office:value="78.5">
            <text:p>78.5</text:p>
          </table:table-cell>
          <table:table-cell office:value-type="float" office:value="0.208843537414966">
            <text:p>0.2088435374</text:p>
          </table:table-cell>
          <table:table-cell office:value-type="float" office:value="0.0123111563044741">
            <text:p>0.0123111563</text:p>
          </table:table-cell>
          <table:table-cell office:value-type="float" office:value="0.0137598597721297">
            <text:p>0.0137598598</text:p>
          </table:table-cell>
          <table:table-cell office:value-type="float" office:value="1.81643900226757">
            <text:p>1.8164390023</text:p>
          </table:table-cell>
          <table:table-cell office:value-type="float" office:value="1.04338611362198">
            <text:p>1.0433861136</text:p>
          </table:table-cell>
          <table:table-cell office:value-type="float" office:value="1.04853060333471">
            <text:p>1.0485306033</text:p>
          </table:table-cell>
          <table:table-cell office:value-type="float" office:value="3.6546030785131">
            <text:p>3.65460307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70">
            <text:p>770</text:p>
          </table:table-cell>
          <table:table-cell office:value-type="float" office:value="3462">
            <text:p>3462</text:p>
          </table:table-cell>
          <table:table-cell office:value-type="float" office:value="7200">
            <text:p>7200</text:p>
          </table:table-cell>
          <table:table-cell office:value-type="float" office:value="411.25">
            <text:p>411.25</text:p>
          </table:table-cell>
          <table:table-cell office:value-type="float" office:value="-64.75">
            <text:p>-64.75</text:p>
          </table:table-cell>
          <table:table-cell office:value-type="float" office:value="-216">
            <text:p>-216</text:p>
          </table:table-cell>
          <table:table-cell office:value-type="float" office:value="0.534090909090909">
            <text:p>0.5340909091</text:p>
          </table:table-cell>
          <table:table-cell office:value-type="float" office:value="-0.0187030618139804">
            <text:p>-0.0187030618</text:p>
          </table:table-cell>
          <table:table-cell office:value-type="float" office:value="-0.03">
            <text:p>-0.03</text:p>
          </table:table-cell>
          <table:table-cell office:value-type="float" office:value="3.42841425619835">
            <text:p>3.4284142562</text:p>
          </table:table-cell>
          <table:table-cell office:value-type="float" office:value="0.935224900512655">
            <text:p>0.9352249005</text:p>
          </table:table-cell>
          <table:table-cell office:value-type="float" office:value="0.896764">
            <text:p>0.896764</text:p>
          </table:table-cell>
          <table:table-cell office:value-type="float" office:value="1.61973752958355">
            <text:p>1.6197375296</text:p>
          </table:table-cell>
          <table:table-cell office:value-type="float" office:value="0">
            <text:p>0</text:p>
          </table:table-cell>
          <table:table-cell office:value-type="float" office:value="-22.7565730627734">
            <text:p>-22.75657306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1120">
            <text:p>1120</text:p>
          </table:table-cell>
          <table:table-cell office:value-type="float" office:value="3410">
            <text:p>3410</text:p>
          </table:table-cell>
          <table:table-cell office:value-type="float" office:value="7200">
            <text:p>7200</text:p>
          </table:table-cell>
          <table:table-cell office:value-type="float" office:value="595">
            <text:p>595</text:p>
          </table:table-cell>
          <table:table-cell office:value-type="float" office:value="-116.25">
            <text:p>-116.25</text:p>
          </table:table-cell>
          <table:table-cell office:value-type="float" office:value="-276">
            <text:p>-276</text:p>
          </table:table-cell>
          <table:table-cell office:value-type="float" office:value="0.53125">
            <text:p>0.53125</text:p>
          </table:table-cell>
          <table:table-cell office:value-type="float" office:value="-0.0340909090909091">
            <text:p>-0.0340909091</text:p>
          </table:table-cell>
          <table:table-cell office:value-type="float" office:value="-0.0383333333333333">
            <text:p>-0.0383333333</text:p>
          </table:table-cell>
          <table:table-cell office:value-type="float" office:value="3.4125390625">
            <text:p>3.4125390625</text:p>
          </table:table-cell>
          <table:table-cell office:value-type="float" office:value="0.882959710743802">
            <text:p>0.8829597107</text:p>
          </table:table-cell>
          <table:table-cell office:value-type="float" office:value="0.868713444444444">
            <text:p>0.8687134444</text:p>
          </table:table-cell>
          <table:table-cell office:value-type="float" office:value="1.62678377379716">
            <text:p>1.6267837738</text:p>
          </table:table-cell>
          <table:table-cell office:value-type="float" office:value="-19.9837402299236">
            <text:p>-19.9837402299</text:p>
          </table:table-cell>
          <table:table-cell office:value-type="float" office:value="-17.7332690535362">
            <text:p>-17.733269053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8">
            <text:p>58</text:p>
          </table:table-cell>
          <table:table-cell office:value-type="float" office:value="1050">
            <text:p>1050</text:p>
          </table:table-cell>
          <table:table-cell office:value-type="float" office:value="3571">
            <text:p>3571</text:p>
          </table:table-cell>
          <table:table-cell office:value-type="float" office:value="10080">
            <text:p>10080</text:p>
          </table:table-cell>
          <table:table-cell office:value-type="float" office:value="-103.125">
            <text:p>-103.125</text:p>
          </table:table-cell>
          <table:table-cell office:value-type="float" office:value="191">
            <text:p>191</text:p>
          </table:table-cell>
          <table:table-cell office:value-type="float" office:value="3223">
            <text:p>3223</text:p>
          </table:table-cell>
          <table:table-cell office:value-type="float" office:value="-0.0982142857142857">
            <text:p>-0.0982142857</text:p>
          </table:table-cell>
          <table:table-cell office:value-type="float" office:value="0.0534864183702044">
            <text:p>0.0534864184</text:p>
          </table:table-cell>
          <table:table-cell office:value-type="float" office:value="0.319742063492063">
            <text:p>0.3197420635</text:p>
          </table:table-cell>
          <table:table-cell office:value-type="float" office:value="0.67515625">
            <text:p>0.67515625</text:p>
          </table:table-cell>
          <table:table-cell office:value-type="float" office:value="1.19280962631786">
            <text:p>1.1928096263</text:p>
          </table:table-cell>
          <table:table-cell office:value-type="float" office:value="2.3194777970679">
            <text:p>2.3194777971</text:p>
          </table:table-cell>
          <table:table-cell office:value-type="float" office:value="-6.7049546708492">
            <text:p>-6.7049546708</text:p>
          </table:table-cell>
          <table:table-cell office:value-type="float" office:value="13.3028759665302">
            <text:p>13.3028759665</text:p>
          </table:table-cell>
          <table:table-cell office:value-type="float" office:value="2.49840108497432">
            <text:p>2.49840108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2">
            <text:p>62</text:p>
          </table:table-cell>
          <table:table-cell office:value-type="float" office:value="735">
            <text:p>735</text:p>
          </table:table-cell>
          <table:table-cell office:value-type="float" office:value="3456">
            <text:p>3456</text:p>
          </table:table-cell>
          <table:table-cell office:value-type="float" office:value="16272">
            <text:p>16272</text:p>
          </table:table-cell>
          <table:table-cell office:value-type="float" office:value="153.5">
            <text:p>153.5</text:p>
          </table:table-cell>
          <table:table-cell office:value-type="float" office:value="-279.75">
            <text:p>-279.75</text:p>
          </table:table-cell>
          <table:table-cell office:value-type="float" office:value="3177.5">
            <text:p>3177.5</text:p>
          </table:table-cell>
          <table:table-cell office:value-type="float" office:value="0.208843537414966">
            <text:p>0.2088435374</text:p>
          </table:table-cell>
          <table:table-cell office:value-type="float" office:value="-0.0809461805555556">
            <text:p>-0.0809461806</text:p>
          </table:table-cell>
          <table:table-cell office:value-type="float" office:value="0.195274090462144">
            <text:p>0.1952740905</text:p>
          </table:table-cell>
          <table:table-cell office:value-type="float" office:value="1.81643900226757">
            <text:p>1.8164390023</text:p>
          </table:table-cell>
          <table:table-cell office:value-type="float" office:value="0.729530844982759">
            <text:p>0.729530845</text:p>
          </table:table-cell>
          <table:table-cell office:value-type="float" office:value="1.7581979786129">
            <text:p>1.7581979786</text:p>
          </table:table-cell>
          <table:table-cell office:value-type="float" office:value="3.6546030785131">
            <text:p>3.6546030785</text:p>
          </table:table-cell>
          <table:table-cell office:value-type="float" office:value="-8.21161346134438">
            <text:p>-8.2116134613</text:p>
          </table:table-cell>
          <table:table-cell office:value-type="float" office:value="3.88588729557766">
            <text:p>3.885887295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770">
            <text:p>770</text:p>
          </table:table-cell>
          <table:table-cell office:value-type="float" office:value="3136">
            <text:p>3136</text:p>
          </table:table-cell>
          <table:table-cell office:value-type="float" office:value="22752">
            <text:p>22752</text:p>
          </table:table-cell>
          <table:table-cell office:value-type="float" office:value="411.25">
            <text:p>411.25</text:p>
          </table:table-cell>
          <table:table-cell office:value-type="float" office:value="-32.625">
            <text:p>-32.625</text:p>
          </table:table-cell>
          <table:table-cell office:value-type="float" office:value="2736">
            <text:p>2736</text:p>
          </table:table-cell>
          <table:table-cell office:value-type="float" office:value="0.534090909090909">
            <text:p>0.5340909091</text:p>
          </table:table-cell>
          <table:table-cell office:value-type="float" office:value="-0.0104033801020408">
            <text:p>-0.0104033801</text:p>
          </table:table-cell>
          <table:table-cell office:value-type="float" office:value="0.120253164556962">
            <text:p>0.1202531646</text:p>
          </table:table-cell>
          <table:table-cell office:value-type="float" office:value="3.42841425619835">
            <text:p>3.4284142562</text:p>
          </table:table-cell>
          <table:table-cell office:value-type="float" office:value="0.96380030106525">
            <text:p>0.9638003011</text:p>
          </table:table-cell>
          <table:table-cell office:value-type="float" office:value="1.44922929017786">
            <text:p>1.4492292902</text:p>
          </table:table-cell>
          <table:table-cell office:value-type="float" office:value="1.61973752958355">
            <text:p>1.6197375296</text:p>
          </table:table-cell>
          <table:table-cell office:value-type="float" office:value="0">
            <text:p>0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1050">
            <text:p>1050</text:p>
          </table:table-cell>
          <table:table-cell office:value-type="float" office:value="3069">
            <text:p>3069</text:p>
          </table:table-cell>
          <table:table-cell office:value-type="float" office:value="25920">
            <text:p>25920</text:p>
          </table:table-cell>
          <table:table-cell office:value-type="float" office:value="-148.5">
            <text:p>-148.5</text:p>
          </table:table-cell>
          <table:table-cell office:value-type="float" office:value="534.75">
            <text:p>534.75</text:p>
          </table:table-cell>
          <table:table-cell office:value-type="float" office:value="2034">
            <text:p>2034</text:p>
          </table:table-cell>
          <table:table-cell office:value-type="float" office:value="-0.141428571428571">
            <text:p>-0.1414285714</text:p>
          </table:table-cell>
          <table:table-cell office:value-type="float" office:value="0.174242424242424">
            <text:p>0.1742424242</text:p>
          </table:table-cell>
          <table:table-cell office:value-type="float" office:value="0.0784722222222222">
            <text:p>0.0784722222</text:p>
          </table:table-cell>
          <table:table-cell office:value-type="float" office:value="0.544204">
            <text:p>0.544204</text:p>
          </table:table-cell>
          <table:table-cell office:value-type="float" office:value="1.669354912764">
            <text:p>1.6693549128</text:p>
          </table:table-cell>
          <table:table-cell office:value-type="float" office:value="1.28672224151235">
            <text:p>1.2867222415</text:p>
          </table:table-cell>
          <table:table-cell office:value-type="float" office:value="-4.54566258966336">
            <text:p>-4.5456625897</text:p>
          </table:table-cell>
          <table:table-cell office:value-type="float" office:value="4.31536169753582">
            <text:p>4.3153616975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735">
            <text:p>735</text:p>
          </table:table-cell>
          <table:table-cell office:value-type="float" office:value="4128">
            <text:p>4128</text:p>
          </table:table-cell>
          <table:table-cell office:value-type="float" office:value="30240">
            <text:p>30240</text:p>
          </table:table-cell>
          <table:table-cell office:value-type="float" office:value="93.875">
            <text:p>93.875</text:p>
          </table:table-cell>
          <table:table-cell office:value-type="float" office:value="978.25">
            <text:p>978.25</text:p>
          </table:table-cell>
          <table:table-cell office:value-type="float" office:value="1458">
            <text:p>1458</text:p>
          </table:table-cell>
          <table:table-cell office:value-type="float" office:value="0.127721088435374">
            <text:p>0.1277210884</text:p>
          </table:table-cell>
          <table:table-cell office:value-type="float" office:value="0.236979166666667">
            <text:p>0.2369791667</text:p>
          </table:table-cell>
          <table:table-cell office:value-type="float" office:value="0.0482142857142857">
            <text:p>0.0482142857</text:p>
          </table:table-cell>
          <table:table-cell office:value-type="float" office:value="1.4789966553288">
            <text:p>1.4789966553</text:p>
          </table:table-cell>
          <table:table-cell office:value-type="float" office:value="1.93949896918403">
            <text:p>1.9394989692</text:p>
          </table:table-cell>
          <table:table-cell office:value-type="float" office:value="1.17330625">
            <text:p>1.17330625</text:p>
          </table:table-cell>
          <table:table-cell office:value-type="float" office:value="5.76667014823507">
            <text:p>5.7666701482</text:p>
          </table:table-cell>
          <table:table-cell office:value-type="float" office:value="3.25922717159443">
            <text:p>3.259227171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770">
            <text:p>770</text:p>
          </table:table-cell>
          <table:table-cell office:value-type="float" office:value="5434">
            <text:p>5434</text:p>
          </table:table-cell>
          <table:table-cell office:value-type="float" office:value="29376">
            <text:p>29376</text:p>
          </table:table-cell>
          <table:table-cell office:value-type="float" office:value="367.875">
            <text:p>367.875</text:p>
          </table:table-cell>
          <table:table-cell office:value-type="float" office:value="107.75">
            <text:p>107.75</text:p>
          </table:table-cell>
          <table:table-cell office:value-type="float" office:value="342">
            <text:p>342</text:p>
          </table:table-cell>
          <table:table-cell office:value-type="float" office:value="0.47775974025974">
            <text:p>0.4777597403</text:p>
          </table:table-cell>
          <table:table-cell office:value-type="float" office:value="0.0198288553551711">
            <text:p>0.0198288554</text:p>
          </table:table-cell>
          <table:table-cell office:value-type="float" office:value="0.0116421568627451">
            <text:p>0.0116421569</text:p>
          </table:table-cell>
          <table:table-cell office:value-type="float" office:value="3.11953765495868">
            <text:p>3.119537655</text:p>
          </table:table-cell>
          <table:table-cell office:value-type="float" office:value="1.0701716334123">
            <text:p>1.0701716334</text:p>
          </table:table-cell>
          <table:table-cell office:value-type="float" office:value="1.04101320705978">
            <text:p>1.0410132071</text:p>
          </table:table-cell>
          <table:table-cell office:value-type="float" office:value="1.77490092445452">
            <text:p>1.77490092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1120">
            <text:p>1120</text:p>
          </table:table-cell>
          <table:table-cell office:value-type="float" office:value="5852">
            <text:p>5852</text:p>
          </table:table-cell>
          <table:table-cell office:value-type="float" office:value="25056">
            <text:p>25056</text:p>
          </table:table-cell>
          <table:table-cell office:value-type="float" office:value="595">
            <text:p>595</text:p>
          </table:table-cell>
          <table:table-cell office:value-type="float" office:value="107.25">
            <text:p>107.25</text:p>
          </table:table-cell>
          <table:table-cell office:value-type="float" office:value="-666">
            <text:p>-666</text:p>
          </table:table-cell>
          <table:table-cell office:value-type="float" office:value="0.53125">
            <text:p>0.53125</text:p>
          </table:table-cell>
          <table:table-cell office:value-type="float" office:value="0.0183270676691729">
            <text:p>0.0183270677</text:p>
          </table:table-cell>
          <table:table-cell office:value-type="float" office:value="-0.0265804597701149">
            <text:p>-0.0265804598</text:p>
          </table:table-cell>
          <table:table-cell office:value-type="float" office:value="3.4125390625">
            <text:p>3.4125390625</text:p>
          </table:table-cell>
          <table:table-cell office:value-type="float" office:value="1.06480306440443">
            <text:p>1.0648030644</text:p>
          </table:table-cell>
          <table:table-cell office:value-type="float" office:value="0.908353171654115">
            <text:p>0.9083531717</text:p>
          </table:table-cell>
          <table:table-cell office:value-type="float" office:value="1.62678377379716">
            <text:p>1.6267837738</text:p>
          </table:table-cell>
          <table:table-cell office:value-type="float" office:value="0">
            <text:p>0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2450">
            <text:p>2450</text:p>
          </table:table-cell>
          <table:table-cell office:value-type="float" office:value="6235">
            <text:p>6235</text:p>
          </table:table-cell>
          <table:table-cell office:value-type="float" office:value="25920">
            <text:p>25920</text:p>
          </table:table-cell>
          <table:table-cell office:value-type="float" office:value="787.5">
            <text:p>787.5</text:p>
          </table:table-cell>
          <table:table-cell office:value-type="float" office:value="-112.875">
            <text:p>-112.875</text:p>
          </table:table-cell>
          <table:table-cell office:value-type="float" office:value="2034">
            <text:p>2034</text:p>
          </table:table-cell>
          <table:table-cell office:value-type="float" office:value="0.321428571428571">
            <text:p>0.3214285714</text:p>
          </table:table-cell>
          <table:table-cell office:value-type="float" office:value="-0.0181034482758621">
            <text:p>-0.0181034483</text:p>
          </table:table-cell>
          <table:table-cell office:value-type="float" office:value="0.0784722222222222">
            <text:p>0.0784722222</text:p>
          </table:table-cell>
          <table:table-cell office:value-type="float" office:value="2.3275">
            <text:p>2.3275</text:p>
          </table:table-cell>
          <table:table-cell office:value-type="float" office:value="0.937280291319857">
            <text:p>0.9372802913</text:p>
          </table:table-cell>
          <table:table-cell office:value-type="float" office:value="1.28672224151235">
            <text:p>1.2867222415</text:p>
          </table:table-cell>
          <table:table-cell office:value-type="float" office:value="2.48695317275598">
            <text:p>2.4869531728</text:p>
          </table:table-cell>
          <table:table-cell office:value-type="float" office:value="0">
            <text:p>0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2567">
            <text:p>2567</text:p>
          </table:table-cell>
          <table:table-cell office:value-type="float" office:value="7409">
            <text:p>7409</text:p>
          </table:table-cell>
          <table:table-cell office:value-type="float" office:value="30240">
            <text:p>30240</text:p>
          </table:table-cell>
          <table:table-cell office:value-type="float" office:value="-174.25">
            <text:p>-174.25</text:p>
          </table:table-cell>
          <table:table-cell office:value-type="float" office:value="372">
            <text:p>372</text:p>
          </table:table-cell>
          <table:table-cell office:value-type="float" office:value="1458">
            <text:p>1458</text:p>
          </table:table-cell>
          <table:table-cell office:value-type="float" office:value="-0.0678807947019868">
            <text:p>-0.0678807947</text:p>
          </table:table-cell>
          <table:table-cell office:value-type="float" office:value="0.0502092050209205">
            <text:p>0.050209205</text:p>
          </table:table-cell>
          <table:table-cell office:value-type="float" office:value="0.0482142857142857">
            <text:p>0.0482142857</text:p>
          </table:table-cell>
          <table:table-cell office:value-type="float" office:value="0.771448511030218">
            <text:p>0.771448511</text:p>
          </table:table-cell>
          <table:table-cell office:value-type="float" office:value="1.18067330754013">
            <text:p>1.1806733075</text:p>
          </table:table-cell>
          <table:table-cell office:value-type="float" office:value="1.17330625">
            <text:p>1.17330625</text:p>
          </table:table-cell>
          <table:table-cell office:value-type="float" office:value="-9.8606077621663">
            <text:p>-9.8606077622</text:p>
          </table:table-cell>
          <table:table-cell office:value-type="float" office:value="14.1489253116455">
            <text:p>14.148925311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2244">
            <text:p>2244</text:p>
          </table:table-cell>
          <table:table-cell office:value-type="float" office:value="7955">
            <text:p>7955</text:p>
          </table:table-cell>
          <table:table-cell office:value-type="float" office:value="29376">
            <text:p>29376</text:p>
          </table:table-cell>
          <table:table-cell office:value-type="float" office:value="-159.375">
            <text:p>-159.375</text:p>
          </table:table-cell>
          <table:table-cell office:value-type="float" office:value="854.625">
            <text:p>854.625</text:p>
          </table:table-cell>
          <table:table-cell office:value-type="float" office:value="342">
            <text:p>342</text:p>
          </table:table-cell>
          <table:table-cell office:value-type="float" office:value="-0.0710227272727273">
            <text:p>-0.0710227273</text:p>
          </table:table-cell>
          <table:table-cell office:value-type="float" office:value="0.107432432432432">
            <text:p>0.1074324324</text:p>
          </table:table-cell>
          <table:table-cell office:value-type="float" office:value="0.0116421568627451">
            <text:p>0.0116421569</text:p>
          </table:table-cell>
          <table:table-cell office:value-type="float" office:value="0.761307141012397">
            <text:p>0.761307141</text:p>
          </table:table-cell>
          <table:table-cell office:value-type="float" office:value="1.39863529948868">
            <text:p>1.3986352995</text:p>
          </table:table-cell>
          <table:table-cell office:value-type="float" office:value="1.04101320705978">
            <text:p>1.0410132071</text:p>
          </table:table-cell>
          <table:table-cell office:value-type="float" office:value="-9.40868369278541">
            <text:p>-9.4086836928</text:p>
          </table:table-cell>
          <table:table-cell office:value-type="float" office:value="6.79261632847231">
            <text:p>6.7926163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057">
            <text:p>2057</text:p>
          </table:table-cell>
          <table:table-cell office:value-type="float" office:value="7714">
            <text:p>7714</text:p>
          </table:table-cell>
          <table:table-cell office:value-type="float" office:value="25056">
            <text:p>25056</text:p>
          </table:table-cell>
          <table:table-cell office:value-type="float" office:value="-98.25">
            <text:p>-98.25</text:p>
          </table:table-cell>
          <table:table-cell office:value-type="float" office:value="141.375">
            <text:p>141.375</text:p>
          </table:table-cell>
          <table:table-cell office:value-type="float" office:value="-666">
            <text:p>-666</text:p>
          </table:table-cell>
          <table:table-cell office:value-type="float" office:value="-0.0477637335926106">
            <text:p>-0.0477637336</text:p>
          </table:table-cell>
          <table:table-cell office:value-type="float" office:value="0.0183270676691729">
            <text:p>0.0183270677</text:p>
          </table:table-cell>
          <table:table-cell office:value-type="float" office:value="-0.0265804597701149">
            <text:p>-0.0265804598</text:p>
          </table:table-cell>
          <table:table-cell office:value-type="float" office:value="0.837298425949406">
            <text:p>0.8372984259</text:p>
          </table:table-cell>
          <table:table-cell office:value-type="float" office:value="1.06480306440443">
            <text:p>1.0648030644</text:p>
          </table:table-cell>
          <table:table-cell office:value-type="float" office:value="0.908353171654115">
            <text:p>0.9083531717</text:p>
          </table:table-cell>
          <table:table-cell office:value-type="float" office:value="-14.1625969759158">
            <text:p>-14.1625969759</text:p>
          </table:table-cell>
          <table:table-cell office:value-type="float" office:value="0">
            <text:p>0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1">
            <text:p>21</text:p>
          </table:table-cell>
          <table:table-cell office:value-type="float" office:value="2703">
            <text:p>2703</text:p>
          </table:table-cell>
          <table:table-cell office:value-type="float" office:value="7830">
            <text:p>7830</text:p>
          </table:table-cell>
          <table:table-cell office:value-type="float" office:value="22896">
            <text:p>22896</text:p>
          </table:table-cell>
          <table:table-cell office:value-type="float" office:value="-38.875">
            <text:p>-38.875</text:p>
          </table:table-cell>
          <table:table-cell office:value-type="float" office:value="-141.75">
            <text:p>-141.75</text:p>
          </table:table-cell>
          <table:table-cell office:value-type="float" office:value="-329">
            <text:p>-329</text:p>
          </table:table-cell>
          <table:table-cell office:value-type="float" office:value="-0.0143821679615242">
            <text:p>-0.014382168</text:p>
          </table:table-cell>
          <table:table-cell office:value-type="float" office:value="-0.0181034482758621">
            <text:p>-0.0181034483</text:p>
          </table:table-cell>
          <table:table-cell office:value-type="float" office:value="-0.014369322152341">
            <text:p>-0.0143693222</text:p>
          </table:table-cell>
          <table:table-cell office:value-type="float" office:value="0.950067831775001">
            <text:p>0.9500678318</text:p>
          </table:table-cell>
          <table:table-cell office:value-type="float" office:value="0.937280291319857">
            <text:p>0.9372802913</text:p>
          </table:table-cell>
          <table:table-cell office:value-type="float" office:value="0.950112068208277">
            <text:p>0.95011206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2176">
            <text:p>2176</text:p>
          </table:table-cell>
          <table:table-cell office:value-type="float" office:value="8256">
            <text:p>8256</text:p>
          </table:table-cell>
          <table:table-cell office:value-type="float" office:value="21744">
            <text:p>21744</text:p>
          </table:table-cell>
          <table:table-cell office:value-type="float" office:value="-67.25">
            <text:p>-67.25</text:p>
          </table:table-cell>
          <table:table-cell office:value-type="float" office:value="-274.125">
            <text:p>-274.125</text:p>
          </table:table-cell>
          <table:table-cell office:value-type="float" office:value="-1476">
            <text:p>-1476</text:p>
          </table:table-cell>
          <table:table-cell office:value-type="float" office:value="-0.0309053308823529">
            <text:p>-0.0309053309</text:p>
          </table:table-cell>
          <table:table-cell office:value-type="float" office:value="-0.033203125">
            <text:p>-0.033203125</text:p>
          </table:table-cell>
          <table:table-cell office:value-type="float" office:value="-0.0678807947019868">
            <text:p>-0.0678807947</text:p>
          </table:table-cell>
          <table:table-cell office:value-type="float" office:value="0.893703415286582">
            <text:p>0.8937034153</text:p>
          </table:table-cell>
          <table:table-cell office:value-type="float" office:value="0.885949859619141">
            <text:p>0.8859498596</text:p>
          </table:table-cell>
          <table:table-cell office:value-type="float" office:value="0.771448511030218">
            <text:p>0.771448511</text:p>
          </table:table-cell>
          <table:table-cell office:value-type="float" office:value="-22.079691398665">
            <text:p>-22.0796913987</text:p>
          </table:table-cell>
          <table:table-cell office:value-type="float" office:value="-20.5274381402473">
            <text:p>-20.5274381402</text:p>
          </table:table-cell>
          <table:table-cell office:value-type="float" office:value="-9.8606077621663">
            <text:p>-9.860607762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193">
            <text:p>2193</text:p>
          </table:table-cell>
          <table:table-cell office:value-type="float" office:value="7654">
            <text:p>7654</text:p>
          </table:table-cell>
          <table:table-cell office:value-type="float" office:value="19008">
            <text:p>19008</text:p>
          </table:table-cell>
          <table:table-cell office:value-type="float" office:value="-54.375">
            <text:p>-54.375</text:p>
          </table:table-cell>
          <table:table-cell office:value-type="float" office:value="-225.75">
            <text:p>-225.75</text:p>
          </table:table-cell>
          <table:table-cell office:value-type="float" office:value="-1350">
            <text:p>-1350</text:p>
          </table:table-cell>
          <table:table-cell office:value-type="float" office:value="-0.0247948016415869">
            <text:p>-0.0247948016</text:p>
          </table:table-cell>
          <table:table-cell office:value-type="float" office:value="-0.0294943820224719">
            <text:p>-0.029494382</text:p>
          </table:table-cell>
          <table:table-cell office:value-type="float" office:value="-0.0710227272727273">
            <text:p>-0.0710227273</text:p>
          </table:table-cell>
          <table:table-cell office:value-type="float" office:value="0.914423167343799">
            <text:p>0.9144231673</text:p>
          </table:table-cell>
          <table:table-cell office:value-type="float" office:value="0.898474703320288">
            <text:p>0.8984747033</text:p>
          </table:table-cell>
          <table:table-cell office:value-type="float" office:value="0.761307141012397">
            <text:p>0.761307141</text:p>
          </table:table-cell>
          <table:table-cell office:value-type="float" office:value="-27.6073190071704">
            <text:p>-27.6073190072</text:p>
          </table:table-cell>
          <table:table-cell office:value-type="float" office:value="-23.1526872656404">
            <text:p>-23.1526872656</text:p>
          </table:table-cell>
          <table:table-cell office:value-type="float" office:value="-9.40868369278541">
            <text:p>-9.408683692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2172">
            <text:p>2172</text:p>
          </table:table-cell>
          <table:table-cell office:value-type="float" office:value="7353">
            <text:p>7353</text:p>
          </table:table-cell>
          <table:table-cell office:value-type="float" office:value="18402">
            <text:p>18402</text:p>
          </table:table-cell>
          <table:table-cell office:value-type="float" office:value="16.375">
            <text:p>16.375</text:p>
          </table:table-cell>
          <table:table-cell office:value-type="float" office:value="-40.375">
            <text:p>-40.375</text:p>
          </table:table-cell>
          <table:table-cell office:value-type="float" office:value="138.625">
            <text:p>138.625</text:p>
          </table:table-cell>
          <table:table-cell office:value-type="float" office:value="0.00753913443830571">
            <text:p>0.0075391344</text:p>
          </table:table-cell>
          <table:table-cell office:value-type="float" office:value="-0.00549095607235142">
            <text:p>-0.0054909561</text:p>
          </table:table-cell>
          <table:table-cell office:value-type="float" office:value="0.00753314857080752">
            <text:p>0.0075331486</text:p>
          </table:table-cell>
          <table:table-cell office:value-type="float" office:value="1.0264983740883">
            <text:p>1.0264983741</text:p>
          </table:table-cell>
          <table:table-cell office:value-type="float" office:value="0.980840748920004">
            <text:p>0.9808407489</text:p>
          </table:table-cell>
          <table:table-cell office:value-type="float" office:value="1.02647724671951">
            <text:p>1.02647724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154">
            <text:p>2154</text:p>
          </table:table-cell>
          <table:table-cell office:value-type="float" office:value="7862">
            <text:p>7862</text:p>
          </table:table-cell>
          <table:table-cell office:value-type="float" office:value="22896">
            <text:p>22896</text:p>
          </table:table-cell>
          <table:table-cell office:value-type="float" office:value="-0.5">
            <text:p>-0.5</text:p>
          </table:table-cell>
          <table:table-cell office:value-type="float" office:value="103.875">
            <text:p>103.875</text:p>
          </table:table-cell>
          <table:table-cell office:value-type="float" office:value="481.625">
            <text:p>481.625</text:p>
          </table:table-cell>
          <table:table-cell office:value-type="float" office:value="-0.000232126276694522">
            <text:p>-0.0002321263</text:p>
          </table:table-cell>
          <table:table-cell office:value-type="float" office:value="0.0132122869498855">
            <text:p>0.0132122869</text:p>
          </table:table-cell>
          <table:table-cell office:value-type="float" office:value="0.0210353336827393">
            <text:p>0.0210353337</text:p>
          </table:table-cell>
          <table:table-cell office:value-type="float" office:value="0.999187663641482">
            <text:p>0.9991876636</text:p>
          </table:table-cell>
          <table:table-cell office:value-type="float" office:value="1.04658515079643">
            <text:p>1.0465851508</text:p>
          </table:table-cell>
          <table:table-cell office:value-type="float" office:value="1.07449093900535">
            <text:p>1.074490939</text:p>
          </table:table-cell>
          <table:table-cell table:number-columns-repeated="2" office:value-type="float" office:value="0">
            <text:p>0</text:p>
          </table:table-cell>
          <table:table-cell office:value-type="float" office:value="33.296936886372">
            <text:p>33.296936886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2029">
            <text:p>2029</text:p>
          </table:table-cell>
          <table:table-cell office:value-type="float" office:value="7352">
            <text:p>7352</text:p>
          </table:table-cell>
          <table:table-cell office:value-type="float" office:value="18432">
            <text:p>18432</text:p>
          </table:table-cell>
          <table:table-cell office:value-type="float" office:value="55.375">
            <text:p>55.375</text:p>
          </table:table-cell>
          <table:table-cell office:value-type="float" office:value="175.75">
            <text:p>175.75</text:p>
          </table:table-cell>
          <table:table-cell office:value-type="float" office:value="281.625">
            <text:p>281.625</text:p>
          </table:table-cell>
          <table:table-cell office:value-type="float" office:value="0.0272917693445047">
            <text:p>0.0272917693</text:p>
          </table:table-cell>
          <table:table-cell office:value-type="float" office:value="0.0239050598476605">
            <text:p>0.0239050598</text:p>
          </table:table-cell>
          <table:table-cell office:value-type="float" office:value="0.0152791341145833">
            <text:p>0.0152791341</text:p>
          </table:table-cell>
          <table:table-cell office:value-type="float" office:value="1.09698108042672">
            <text:p>1.0969810804</text:p>
          </table:table-cell>
          <table:table-cell office:value-type="float" office:value="1.084787755164">
            <text:p>1.0847877552</text:p>
          </table:table-cell>
          <table:table-cell office:value-type="float" office:value="1.05393453520205">
            <text:p>1.0539345352</text:p>
          </table:table-cell>
          <table:table-cell office:value-type="float" office:value="25.7426820384947">
            <text:p>25.7426820385</text:p>
          </table:table-cell>
          <table:table-cell office:value-type="float" office:value="29.3410444379351">
            <text:p>29.34104443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1809">
            <text:p>1809</text:p>
          </table:table-cell>
          <table:table-cell office:value-type="float" office:value="7018">
            <text:p>7018</text:p>
          </table:table-cell>
          <table:table-cell office:value-type="float" office:value="18576">
            <text:p>18576</text:p>
          </table:table-cell>
          <table:table-cell office:value-type="float" office:value="19.75">
            <text:p>19.75</text:p>
          </table:table-cell>
          <table:table-cell office:value-type="float" office:value="-321.375">
            <text:p>-321.375</text:p>
          </table:table-cell>
          <table:table-cell office:value-type="float" office:value="317.375">
            <text:p>317.375</text:p>
          </table:table-cell>
          <table:table-cell office:value-type="float" office:value="0.0109176340519624">
            <text:p>0.0109176341</text:p>
          </table:table-cell>
          <table:table-cell office:value-type="float" office:value="-0.0457929609575378">
            <text:p>-0.045792961</text:p>
          </table:table-cell>
          <table:table-cell office:value-type="float" office:value="0.0170852174849268">
            <text:p>0.0170852175</text:p>
          </table:table-cell>
          <table:table-cell office:value-type="float" office:value="1.03844534085912">
            <text:p>1.0384453409</text:p>
          </table:table-cell>
          <table:table-cell office:value-type="float" office:value="0.843834747384205">
            <text:p>0.8438347474</text:p>
          </table:table-cell>
          <table:table-cell office:value-type="float" office:value="1.060370394324">
            <text:p>1.0603703943</text:p>
          </table:table-cell>
          <table:table-cell office:value-type="float" office:value="0">
            <text:p>0</text:p>
          </table:table-cell>
          <table:table-cell office:value-type="float" office:value="-14.7872631902941">
            <text:p>-14.7872631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4">
            <text:p>4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2188">
            <text:p>2188</text:p>
          </table:table-cell>
          <table:table-cell office:value-type="float" office:value="7985">
            <text:p>7985</text:p>
          </table:table-cell>
          <table:table-cell office:value-type="float" office:value="20050">
            <text:p>20050</text:p>
          </table:table-cell>
          <table:table-cell office:value-type="float" office:value="52.875">
            <text:p>52.875</text:p>
          </table:table-cell>
          <table:table-cell office:value-type="float" office:value="192.5">
            <text:p>192.5</text:p>
          </table:table-cell>
          <table:table-cell office:value-type="float" office:value="794.125">
            <text:p>794.125</text:p>
          </table:table-cell>
          <table:table-cell office:value-type="float" office:value="0.0241659049360146">
            <text:p>0.0241659049</text:p>
          </table:table-cell>
          <table:table-cell office:value-type="float" office:value="0.0241077019411396">
            <text:p>0.0241077019</text:p>
          </table:table-cell>
          <table:table-cell office:value-type="float" office:value="0.0396072319201995">
            <text:p>0.0396072319</text:p>
          </table:table-cell>
          <table:table-cell office:value-type="float" office:value="1.08572528956035">
            <text:p>1.0857252896</text:p>
          </table:table-cell>
          <table:table-cell office:value-type="float" office:value="1.08551607212804">
            <text:p>1.0855160721</text:p>
          </table:table-cell>
          <table:table-cell office:value-type="float" office:value="1.14170002804864">
            <text:p>1.141700028</text:p>
          </table:table-cell>
          <table:table-cell office:value-type="float" office:value="29.0280507048895">
            <text:p>29.0280507049</text:p>
          </table:table-cell>
          <table:table-cell office:value-type="float" office:value="29.0973027341001">
            <text:p>29.0973027341</text:p>
          </table:table-cell>
          <table:table-cell office:value-type="float" office:value="17.8448506495705">
            <text:p>17.844850649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2699">
            <text:p>2699</text:p>
          </table:table-cell>
          <table:table-cell office:value-type="float" office:value="9187">
            <text:p>9187</text:p>
          </table:table-cell>
          <table:table-cell office:value-type="float" office:value="24733">
            <text:p>24733</text:p>
          </table:table-cell>
          <table:table-cell office:value-type="float" office:value="60.75">
            <text:p>60.75</text:p>
          </table:table-cell>
          <table:table-cell office:value-type="float" office:value="151.375">
            <text:p>151.375</text:p>
          </table:table-cell>
          <table:table-cell office:value-type="float" office:value="162.25">
            <text:p>162.25</text:p>
          </table:table-cell>
          <table:table-cell office:value-type="float" office:value="0.0225083364208966">
            <text:p>0.0225083364</text:p>
          </table:table-cell>
          <table:table-cell office:value-type="float" office:value="0.0164770871884184">
            <text:p>0.0164770872</text:p>
          </table:table-cell>
          <table:table-cell office:value-type="float" office:value="0.00656006145635386">
            <text:p>0.0065600615</text:p>
          </table:table-cell>
          <table:table-cell office:value-type="float" office:value="1.07977216288167">
            <text:p>1.0797721629</text:p>
          </table:table-cell>
          <table:table-cell office:value-type="float" office:value="1.05820193418781">
            <text:p>1.0582019342</text:p>
          </table:table-cell>
          <table:table-cell office:value-type="float" office:value="1.02304456253361">
            <text:p>1.0230445625</text:p>
          </table:table-cell>
          <table:table-cell office:value-type="float" office:value="31.1404194124804">
            <text:p>31.1404194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174">
            <text:p>174</text:p>
          </table:table-cell>
          <table:table-cell office:value-type="float" office:value="2619">
            <text:p>2619</text:p>
          </table:table-cell>
          <table:table-cell office:value-type="float" office:value="8934">
            <text:p>8934</text:p>
          </table:table-cell>
          <table:table-cell office:value-type="float" office:value="23997">
            <text:p>23997</text:p>
          </table:table-cell>
          <table:table-cell office:value-type="float" office:value="87.2857142857143">
            <text:p>87.2857142857</text:p>
          </table:table-cell>
          <table:table-cell office:value-type="float" office:value="298">
            <text:p>298</text:p>
          </table:table-cell>
          <table:table-cell office:value-type="float" office:value="823.142857142857">
            <text:p>823.1428571429</text:p>
          </table:table-cell>
          <table:table-cell office:value-type="float" office:value="0.0333278786887034">
            <text:p>0.0333278787</text:p>
          </table:table-cell>
          <table:table-cell office:value-type="float" office:value="0.0333557197224088">
            <text:p>0.0333557197</text:p>
          </table:table-cell>
          <table:table-cell office:value-type="float" office:value="0.0343019067859673">
            <text:p>0.0343019068</text:p>
          </table:table-cell>
          <table:table-cell office:value-type="float" office:value="1.11882464050632">
            <text:p>1.1188246405</text:p>
          </table:table-cell>
          <table:table-cell office:value-type="float" office:value="1.1189257229433">
            <text:p>1.1189257229</text:p>
          </table:table-cell>
          <table:table-cell office:value-type="float" office:value="1.12236285053683">
            <text:p>1.1223628505</text:p>
          </table:table-cell>
          <table:table-cell office:value-type="float" office:value="21.1424986727861">
            <text:p>21.1424986728</text:p>
          </table:table-cell>
          <table:table-cell office:value-type="float" office:value="21.1251377917842">
            <text:p>21.1251377918</text:p>
          </table:table-cell>
          <table:table-cell office:value-type="float" office:value="20.5518747571218">
            <text:p>20.551874757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2351">
            <text:p>2351</text:p>
          </table:table-cell>
          <table:table-cell office:value-type="float" office:value="8124">
            <text:p>8124</text:p>
          </table:table-cell>
          <table:table-cell office:value-type="float" office:value="24989">
            <text:p>24989</text:p>
          </table:table-cell>
          <table:table-cell office:value-type="float" office:value="138.5">
            <text:p>138.5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0.0589111016588686">
            <text:p>0.0589111017</text:p>
          </table:table-cell>
          <table:table-cell office:value-type="float" office:value="0.0668389955686854">
            <text:p>0.0668389956</text:p>
          </table:table-cell>
          <table:table-cell office:value-type="float" office:value="0">
            <text:p>0</text:p>
          </table:table-cell>
          <table:table-cell office:value-type="float" office:value="1.21299107088742">
            <text:p>1.2129910709</text:p>
          </table:table-cell>
          <table:table-cell office:value-type="float" office:value="1.24269268909452">
            <text:p>1.2426926891</text:p>
          </table:table-cell>
          <table:table-cell office:value-type="float" office:value="1.15">
            <text:p>1.15</text:p>
          </table:table-cell>
          <table:table-cell office:value-type="float" office:value="12.1092531089967">
            <text:p>12.109253109</text:p>
          </table:table-cell>
          <table:table-cell office:value-type="float" office:value="10.7132375399687">
            <text:p>10.713237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2595">
            <text:p>2595</text:p>
          </table:table-cell>
          <table:table-cell office:value-type="float" office:value="8953">
            <text:p>8953</text:p>
          </table:table-cell>
          <table:table-cell office:value-type="float" office:value="26022">
            <text:p>26022</text:p>
          </table:table-cell>
          <table:table-cell office:value-type="float" office:value="90.4">
            <text:p>90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8362235067437">
            <text:p>0.0348362235</text:p>
          </table:table-cell>
          <table:table-cell table:number-columns-repeated="2" office:value-type="float" office:value="0">
            <text:p>0</text:p>
          </table:table-cell>
          <table:table-cell office:value-type="float" office:value="1.1243053647113">
            <text:p>1.1243053647</text:p>
          </table:table-cell>
          <table:table-cell table:number-columns-repeated="2" office:value-type="float" office:value="1.15">
            <text:p>1.15</text:p>
          </table:table-cell>
          <table:table-cell office:value-type="float" office:value="20.2419068773945">
            <text:p>20.24190687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32">
            <text:p>132</text:p>
          </table:table-cell>
          <table:table-cell office:value-type="float" office:value="2640">
            <text:p>2640</text:p>
          </table:table-cell>
          <table:table-cell office:value-type="float" office:value="9294">
            <text:p>9294</text:p>
          </table:table-cell>
          <table:table-cell office:value-type="float" office:value="27098">
            <text:p>27098</text:p>
          </table:table-cell>
          <table:table-cell office:value-type="float" office:value="-14.75">
            <text:p>-14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558712121212121">
            <text:p>-0.0055871212</text:p>
          </table:table-cell>
          <table:table-cell table:number-columns-repeated="2" office:value-type="float" office:value="0">
            <text:p>0</text:p>
          </table:table-cell>
          <table:table-cell office:value-type="float" office:value="0.980506258967516">
            <text:p>0.980506259</text:p>
          </table:table-cell>
          <table:table-cell table:number-columns-repeated="2"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2719">
            <text:p>2719</text:p>
          </table:table-cell>
          <table:table-cell office:value-type="float" office:value="9730">
            <text:p>9730</text:p>
          </table:table-cell>
          <table:table-cell office:value-type="float" office:value="28218">
            <text:p>28218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number-columns-repeated="2"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5">
            <text:p>5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2800">
            <text:p>2800</text:p>
          </table:table-cell>
          <table:table-cell office:value-type="float" office:value="9996">
            <text:p>9996</text:p>
          </table:table-cell>
          <table:table-cell office:value-type="float" office:value="29384">
            <text:p>29384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06">
            <text:p>1.06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0.25">
            <text:p>30.25</text:p>
          </table:table-cell>
          <table:table-cell office:value-type="float" office:value="1735.75">
            <text:p>1735.75</text:p>
          </table:table-cell>
          <table:table-cell office:value-type="float" office:value="10604">
            <text:p>10604</text:p>
          </table:table-cell>
          <table:table-cell office:value-type="float" office:value="14.265">
            <text:p>14.265</text:p>
          </table:table-cell>
          <table:table-cell table:number-columns-repeated="3"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287">
            <text:p>287</text:p>
          </table:table-cell>
          <table:table-cell office:value-type="float" office:value="128">
            <text:p>128</text:p>
          </table:table-cell>
          <table:table-cell office:value-type="float" office:value="2883">
            <text:p>2883</text:p>
          </table:table-cell>
          <table:table-cell office:value-type="float" office:value="10204">
            <text:p>10204</text:p>
          </table:table-cell>
          <table:table-cell office:value-type="float" office:value="30599">
            <text:p>30599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13">
            <text:p>1.13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29.3333333333333">
            <text:p>29.3333333333</text:p>
          </table:table-cell>
          <table:table-cell office:value-type="float" office:value="1767">
            <text:p>1767</text:p>
          </table:table-cell>
          <table:table-cell office:value-type="float" office:value="10873">
            <text:p>10873</text:p>
          </table:table-cell>
          <table:table-cell office:value-type="float" office:value="14.62">
            <text:p>14.62</text:p>
          </table:table-cell>
          <table:table-cell table:number-columns-repeated="3"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292">
            <text:p>292</text:p>
          </table:table-cell>
          <table:table-cell office:value-type="float" office:value="129">
            <text:p>129</text:p>
          </table:table-cell>
          <table:table-cell office:value-type="float" office:value="2969">
            <text:p>2969</text:p>
          </table:table-cell>
          <table:table-cell office:value-type="float" office:value="10580">
            <text:p>10580</text:p>
          </table:table-cell>
          <table:table-cell office:value-type="float" office:value="31864">
            <text:p>31864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13">
            <text:p>1.13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8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1.11">
            <text:p>1.11</text:p>
          </table:table-cell>
          <table:table-cell office:value-type="float" office:value="1.13">
            <text:p>1.13</text:p>
          </table:table-cell>
          <table:table-cell office:value-type="float" office:value="1.15">
            <text:p>1.15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3.3">
            <text:p>3.3</text:p>
          </table:table-cell>
          <table:table-cell office:value-type="float" office:value="7.5">
            <text:p>7.5</text:p>
          </table:table-cell>
          <table:table-cell office:value-type="float" office:value="1718">
            <text:p>1718</text:p>
          </table:table-cell>
          <table:table-cell office:value-type="float" office:value="3135">
            <text:p>3135</text:p>
          </table:table-cell>
          <table:table-cell office:value-type="float" office:value="4490">
            <text:p>44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2:16.33</dc:date>
    <dc:creator>Liam Widdess</dc:creator>
    <meta:editing-duration>P2DT3H31M</meta:editing-duration>
    <meta:editing-cycles>185</meta:editing-cycles>
    <meta:generator>OpenOffice/4.1.7$Win32 OpenOffice.org_project/417m1$Build-9800</meta:generator>
    <meta:document-statistic meta:table-count="8" meta:cell-count="690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720">
                <text:p>720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08">
                <text:p>708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6">
                <text:p>816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32">
                <text:p>832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36">
                <text:p>1036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32">
                <text:p>1132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60">
                <text:p>116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60">
                <text:p>660</text:p>
              </table:table-cell>
              <table:table-cell office:value-type="float" office:value="1343">
                <text:p>1343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59">
                <text:p>759</text:p>
              </table:table-cell>
              <table:table-cell office:value-type="float" office:value="1418">
                <text:p>1418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98">
                <text:p>798</text:p>
              </table:table-cell>
              <table:table-cell office:value-type="float" office:value="1572">
                <text:p>1572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48">
                <text:p>848</text:p>
              </table:table-cell>
              <table:table-cell office:value-type="float" office:value="1693">
                <text:p>1693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76">
                <text:p>876</text:p>
              </table:table-cell>
              <table:table-cell office:value-type="float" office:value="1756">
                <text:p>1756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82">
                <text:p>882</text:p>
              </table:table-cell>
              <table:table-cell office:value-type="float" office:value="1832">
                <text:p>1832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42">
                <text:p>942</text:p>
              </table:table-cell>
              <table:table-cell office:value-type="float" office:value="1900">
                <text:p>1900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4">
                <text:p>1214</text:p>
              </table:table-cell>
              <table:table-cell office:value-type="float" office:value="2283">
                <text:p>2283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82">
                <text:p>1182</text:p>
              </table:table-cell>
              <table:table-cell office:value-type="float" office:value="2265">
                <text:p>2265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98">
                <text:p>1298</text:p>
              </table:table-cell>
              <table:table-cell office:value-type="float" office:value="2335">
                <text:p>2335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59">
                <text:p>1359</text:p>
              </table:table-cell>
              <table:table-cell office:value-type="float" office:value="2470">
                <text:p>247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80">
                <text:p>1380</text:p>
              </table:table-cell>
              <table:table-cell office:value-type="float" office:value="2816">
                <text:p>2816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34">
                <text:p>1534</text:p>
              </table:table-cell>
              <table:table-cell office:value-type="float" office:value="2847">
                <text:p>2847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61">
                <text:p>1761</text:p>
              </table:table-cell>
              <table:table-cell office:value-type="float" office:value="3001">
                <text:p>3001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56">
                <text:p>1756</text:p>
              </table:table-cell>
              <table:table-cell office:value-type="float" office:value="3132">
                <text:p>3132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180">
                <text:p>2180</text:p>
              </table:table-cell>
              <table:table-cell office:value-type="float" office:value="3642">
                <text:p>3642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33">
                <text:p>2033</text:p>
              </table:table-cell>
              <table:table-cell office:value-type="float" office:value="3500">
                <text:p>3500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917">
                <text:p>1917</text:p>
              </table:table-cell>
              <table:table-cell office:value-type="float" office:value="3302">
                <text:p>3302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67">
                <text:p>1967</text:p>
              </table:table-cell>
              <table:table-cell office:value-type="float" office:value="3381">
                <text:p>3381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76">
                <text:p>2176</text:p>
              </table:table-cell>
              <table:table-cell office:value-type="float" office:value="3566">
                <text:p>3566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540">
                <text:p>1540</text:p>
              </table:table-cell>
              <table:table-cell office:value-type="float" office:value="3500">
                <text:p>3500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050">
                <text:p>1050</text:p>
              </table:table-cell>
              <table:table-cell office:value-type="float" office:value="3510">
                <text:p>3510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35">
                <text:p>735</text:p>
              </table:table-cell>
              <table:table-cell office:value-type="float" office:value="3442">
                <text:p>3442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770">
                <text:p>770</text:p>
              </table:table-cell>
              <table:table-cell office:value-type="float" office:value="3462">
                <text:p>3462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120">
                <text:p>1120</text:p>
              </table:table-cell>
              <table:table-cell office:value-type="float" office:value="3410">
                <text:p>341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50">
                <text:p>1050</text:p>
              </table:table-cell>
              <table:table-cell office:value-type="float" office:value="3571">
                <text:p>3571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735">
                <text:p>735</text:p>
              </table:table-cell>
              <table:table-cell office:value-type="float" office:value="3456">
                <text:p>3456</text:p>
              </table:table-cell>
              <table:table-cell office:value-type="float" office:value="16272">
                <text:p>1627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770">
                <text:p>770</text:p>
              </table:table-cell>
              <table:table-cell office:value-type="float" office:value="3136">
                <text:p>3136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050">
                <text:p>1050</text:p>
              </table:table-cell>
              <table:table-cell office:value-type="float" office:value="3069">
                <text:p>3069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35">
                <text:p>735</text:p>
              </table:table-cell>
              <table:table-cell office:value-type="float" office:value="4128">
                <text:p>4128</text:p>
              </table:table-cell>
              <table:table-cell office:value-type="float" office:value="30240">
                <text:p>3024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770">
                <text:p>770</text:p>
              </table:table-cell>
              <table:table-cell office:value-type="float" office:value="5434">
                <text:p>5434</text:p>
              </table:table-cell>
              <table:table-cell office:value-type="float" office:value="29376">
                <text:p>2937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120">
                <text:p>1120</text:p>
              </table:table-cell>
              <table:table-cell office:value-type="float" office:value="5852">
                <text:p>5852</text:p>
              </table:table-cell>
              <table:table-cell office:value-type="float" office:value="25056">
                <text:p>2505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450">
                <text:p>2450</text:p>
              </table:table-cell>
              <table:table-cell office:value-type="float" office:value="6235">
                <text:p>6235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567">
                <text:p>2567</text:p>
              </table:table-cell>
              <table:table-cell office:value-type="float" office:value="7409">
                <text:p>7409</text:p>
              </table:table-cell>
              <table:table-cell office:value-type="float" office:value="30240">
                <text:p>3024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244">
                <text:p>2244</text:p>
              </table:table-cell>
              <table:table-cell office:value-type="float" office:value="7955">
                <text:p>7955</text:p>
              </table:table-cell>
              <table:table-cell office:value-type="float" office:value="29376">
                <text:p>2937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057">
                <text:p>2057</text:p>
              </table:table-cell>
              <table:table-cell office:value-type="float" office:value="7714">
                <text:p>7714</text:p>
              </table:table-cell>
              <table:table-cell office:value-type="float" office:value="25056">
                <text:p>2505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703">
                <text:p>2703</text:p>
              </table:table-cell>
              <table:table-cell office:value-type="float" office:value="7830">
                <text:p>7830</text:p>
              </table:table-cell>
              <table:table-cell office:value-type="float" office:value="22896">
                <text:p>2289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176">
                <text:p>2176</text:p>
              </table:table-cell>
              <table:table-cell office:value-type="float" office:value="8256">
                <text:p>8256</text:p>
              </table:table-cell>
              <table:table-cell office:value-type="float" office:value="21744">
                <text:p>2174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193">
                <text:p>2193</text:p>
              </table:table-cell>
              <table:table-cell office:value-type="float" office:value="7654">
                <text:p>7654</text:p>
              </table:table-cell>
              <table:table-cell office:value-type="float" office:value="19008">
                <text:p>1900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172">
                <text:p>2172</text:p>
              </table:table-cell>
              <table:table-cell office:value-type="float" office:value="7353">
                <text:p>7353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154">
                <text:p>2154</text:p>
              </table:table-cell>
              <table:table-cell office:value-type="float" office:value="7862">
                <text:p>7862</text:p>
              </table:table-cell>
              <table:table-cell office:value-type="float" office:value="22896">
                <text:p>2289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029">
                <text:p>2029</text:p>
              </table:table-cell>
              <table:table-cell office:value-type="float" office:value="7352">
                <text:p>7352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809">
                <text:p>1809</text:p>
              </table:table-cell>
              <table:table-cell office:value-type="float" office:value="7018">
                <text:p>7018</text:p>
              </table:table-cell>
              <table:table-cell office:value-type="float" office:value="18576">
                <text:p>1857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188">
                <text:p>2188</text:p>
              </table:table-cell>
              <table:table-cell office:value-type="float" office:value="7985">
                <text:p>7985</text:p>
              </table:table-cell>
              <table:table-cell office:value-type="float" office:value="20050">
                <text:p>2005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2699">
                <text:p>2699</text:p>
              </table:table-cell>
              <table:table-cell office:value-type="float" office:value="9187">
                <text:p>9187</text:p>
              </table:table-cell>
              <table:table-cell office:value-type="float" office:value="24733">
                <text:p>2473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2619">
                <text:p>2619</text:p>
              </table:table-cell>
              <table:table-cell office:value-type="float" office:value="8934">
                <text:p>8934</text:p>
              </table:table-cell>
              <table:table-cell office:value-type="float" office:value="23997">
                <text:p>2399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2351">
                <text:p>2351</text:p>
              </table:table-cell>
              <table:table-cell office:value-type="float" office:value="8124">
                <text:p>8124</text:p>
              </table:table-cell>
              <table:table-cell office:value-type="float" office:value="24989">
                <text:p>2498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2595">
                <text:p>2595</text:p>
              </table:table-cell>
              <table:table-cell office:value-type="float" office:value="8953">
                <text:p>8953</text:p>
              </table:table-cell>
              <table:table-cell office:value-type="float" office:value="26022">
                <text:p>2602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2640">
                <text:p>2640</text:p>
              </table:table-cell>
              <table:table-cell office:value-type="float" office:value="9294">
                <text:p>9294</text:p>
              </table:table-cell>
              <table:table-cell office:value-type="float" office:value="27098">
                <text:p>2709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719">
                <text:p>2719</text:p>
              </table:table-cell>
              <table:table-cell office:value-type="float" office:value="9730">
                <text:p>9730</text:p>
              </table:table-cell>
              <table:table-cell office:value-type="float" office:value="28218">
                <text:p>2821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2800">
                <text:p>2800</text:p>
              </table:table-cell>
              <table:table-cell office:value-type="float" office:value="9996">
                <text:p>9996</text:p>
              </table:table-cell>
              <table:table-cell office:value-type="float" office:value="29384">
                <text:p>293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2883">
                <text:p>2883</text:p>
              </table:table-cell>
              <table:table-cell office:value-type="float" office:value="10204">
                <text:p>10204</text:p>
              </table:table-cell>
              <table:table-cell office:value-type="float" office:value="30599">
                <text:p>3059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2969">
                <text:p>2969</text:p>
              </table:table-cell>
              <table:table-cell office:value-type="float" office:value="10580">
                <text:p>10580</text:p>
              </table:table-cell>
              <table:table-cell office:value-type="float" office:value="31864">
                <text:p>3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13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35.75">
                <text:p>1735.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5cm" svg:y="1.405cm" svg:width="31.001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265">
                <text:p>14.26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3cm" svg:y="1.352cm" svg:width="31.44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6597257653061">
                <text:p>1.5659725765306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61357471835961">
                <text:p>1.61357471835961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54183842987502">
                <text:p>1.5418384298750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60473380111883">
                <text:p>1.60473380111883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3131591400757">
                <text:p>1.7313159140075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5476331500772">
                <text:p>1.3547633150077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3484561029717">
                <text:p>1.63484561029717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35840767748582">
                <text:p>1.3584076774858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64362267488559">
                <text:p>2.64362267488559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8930606281958">
                <text:p>1.2893060628195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17948783931">
                <text:p>1.61794878393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7325279429251">
                <text:p>1.0732527942925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14287733817666">
                <text:p>1.1428773381766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6123786879751">
                <text:p>1.26123786879751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352269296823">
                <text:p>1.2635226929682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0424195634259">
                <text:p>1.30424195634259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0779389635795">
                <text:p>1.2077938963579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32534900009654">
                <text:p>1.3253490000965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3207751402355">
                <text:p>1.2320775140235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1892981933444">
                <text:p>1.2189298193344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1577818090337">
                <text:p>1.2157781809033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4956297658295">
                <text:p>1.14956297658295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847382445623">
                <text:p>1.1284738244562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018544669979">
                <text:p>1.1901854466997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3389552188236">
                <text:p>1.2338955218823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4704971468469">
                <text:p>1.1470497146846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7182585058001">
                <text:p>1.1718258505800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00060068924246">
                <text:p>1.000600689242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0.891936">
                <text:p>0.89193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41323081729">
                <text:p>1.241323081729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665673319895066">
                <text:p>0.66567331989506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928333467199644">
                <text:p>0.92833346719964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891936">
                <text:p>0.89193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392053839356">
                <text:p>1.139205383935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04338611362198">
                <text:p>1.0433861136219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35224900512655">
                <text:p>0.93522490051265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9280962631786">
                <text:p>1.1928096263178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729530844982759">
                <text:p>0.72953084498275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96380030106525">
                <text:p>0.9638003010652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669354912764">
                <text:p>1.66935491276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93949896918403">
                <text:p>1.9394989691840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701716334123">
                <text:p>1.070171633412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06480306440443">
                <text:p>1.06480306440443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937280291319857">
                <text:p>0.93728029131985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8067330754013">
                <text:p>1.1806733075401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39863529948868">
                <text:p>1.3986352994886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6480306440443">
                <text:p>1.0648030644044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937280291319857">
                <text:p>0.93728029131985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0.885949859619141">
                <text:p>0.88594985961914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898474703320288">
                <text:p>0.89847470332028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980840748920004">
                <text:p>0.98084074892000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658515079643">
                <text:p>1.0465851507964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84787755164">
                <text:p>1.08478775516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843834747384205">
                <text:p>0.84383474738420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8551607212804">
                <text:p>1.0855160721280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820193418781">
                <text:p>1.0582019341878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189257229433">
                <text:p>1.118925722943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4269268909452">
                <text:p>1.2426926890945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604">
                <text:p>1060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873">
                <text:p>1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